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9cm" style:rel-column-width="7323*"/>
    </style:style>
    <style:style style:name="Tableau4.B" style:family="table-column">
      <style:table-column-properties style:column-width="6.6cm" style:rel-column-width="25444*"/>
    </style:style>
    <style:style style:name="Tableau4.C" style:family="table-column">
      <style:table-column-properties style:column-width="4.249cm" style:rel-column-width="16380*"/>
    </style:style>
    <style:style style:name="Tableau4.D" style:family="table-column">
      <style:table-column-properties style:column-width="4.251cm" style:rel-column-width="1638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9cm" style:rel-column-width="7323*"/>
    </style:style>
    <style:style style:name="Tableau5.B" style:family="table-column">
      <style:table-column-properties style:column-width="2.91cm" style:rel-column-width="11219*"/>
    </style:style>
    <style:style style:name="Tableau5.C" style:family="table-column">
      <style:table-column-properties style:column-width="0.233cm" style:rel-column-width="897*"/>
    </style:style>
    <style:style style:name="Tableau5.D" style:family="table-column">
      <style:table-column-properties style:column-width="3.143cm" style:rel-column-width="12116*"/>
    </style:style>
    <style:style style:name="Tableau5.E" style:family="table-column">
      <style:table-column-properties style:column-width="0.425cm" style:rel-column-width="1638*"/>
    </style:style>
    <style:style style:name="Tableau5.G" style:family="table-column">
      <style:table-column-properties style:column-width="1.78cm" style:rel-column-width="6860*"/>
    </style:style>
    <style:style style:name="Tableau5.H" style:family="table-column">
      <style:table-column-properties style:column-width="4.711cm" style:rel-column-width="1815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H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51cm" fo:margin-left="0cm" table:align="left"/>
    </style:style>
    <style:style style:name="Tableau1.A" style:family="table-column">
      <style:table-column-properties style:column-width="1.588cm"/>
    </style:style>
    <style:style style:name="Tableau1.B" style:family="table-column">
      <style:table-column-properties style:column-width="5.412cm"/>
    </style:style>
    <style:style style:name="Tableau1.C" style:family="table-column">
      <style:table-column-properties style:column-width="1.501cm"/>
    </style:style>
    <style:style style:name="Tableau1.D" style:family="table-column">
      <style:table-column-properties style:column-width="2.833cm"/>
    </style:style>
    <style:style style:name="Tableau1.F" style:family="table-column">
      <style:table-column-properties style:column-width="3.34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607cm" fo:margin-left="0cm" table:align="left"/>
    </style:style>
    <style:style style:name="Tableau2.A" style:family="table-column">
      <style:table-column-properties style:column-width="1.588cm"/>
    </style:style>
    <style:style style:name="Tableau2.B" style:family="table-column">
      <style:table-column-properties style:column-width="4.81cm"/>
    </style:style>
    <style:style style:name="Tableau2.C" style:family="table-column">
      <style:table-column-properties style:column-width="2.103cm"/>
    </style:style>
    <style:style style:name="Tableau2.D" style:family="table-column">
      <style:table-column-properties style:column-width="4.704cm"/>
    </style:style>
    <style:style style:name="Tableau2.E" style:family="table-column">
      <style:table-column-properties style:column-width="1.492cm"/>
    </style:style>
    <style:style style:name="Tableau2.F" style:family="table-column">
      <style:table-column-properties style:column-width="2.9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607cm" fo:margin-left="0cm" table:align="left"/>
    </style:style>
    <style:style style:name="Tableau3.A" style:family="table-column">
      <style:table-column-properties style:column-width="1.588cm"/>
    </style:style>
    <style:style style:name="Tableau3.B" style:family="table-column">
      <style:table-column-properties style:column-width="4.209cm"/>
    </style:style>
    <style:style style:name="Tableau3.C" style:family="table-column">
      <style:table-column-properties style:column-width="2.704cm"/>
    </style:style>
    <style:style style:name="Tableau3.D" style:family="table-column">
      <style:table-column-properties style:column-width="3.598cm"/>
    </style:style>
    <style:style style:name="Tableau3.E" style:family="table-column">
      <style:table-column-properties style:column-width="2.598cm"/>
    </style:style>
    <style:style style:name="Tableau3.F" style:family="table-column">
      <style:table-column-properties style:column-width="2.9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1pt" officeooo:rsid="000b99ac" officeooo:paragraph-rsid="000b99ac" style:font-size-asian="11pt" style:font-size-complex="11pt"/>
    </style:style>
    <style:style style:name="P2" style:family="paragraph" style:parent-style-name="Standard">
      <style:text-properties style:font-name="Liberation Serif" fo:font-size="11pt" officeooo:paragraph-rsid="000b99ac" style:font-size-asian="11pt" style:font-size-complex="11pt"/>
    </style:style>
    <style:style style:name="P3" style:family="paragraph" style:parent-style-name="Standard">
      <style:text-properties style:font-name="Liberation Serif" fo:font-size="11pt" officeooo:rsid="009f3437" officeooo:paragraph-rsid="009f3437" style:font-size-asian="11pt" style:font-size-complex="11pt"/>
    </style:style>
    <style:style style:name="P4" style:family="paragraph" style:parent-style-name="Standard">
      <style:text-properties style:font-name="Liberation Serif" fo:font-size="11pt" fo:font-weight="bold" officeooo:rsid="000b99ac" officeooo:paragraph-rsid="000b99ac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Liberation Serif" fo:font-size="13pt" officeooo:paragraph-rsid="007130b1" style:font-size-asian="13pt" style:font-size-complex="13pt"/>
    </style:style>
    <style:style style:name="P6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9ac" officeooo:paragraph-rsid="000b99ac" style:font-size-asian="11pt" style:font-style-asian="normal" style:font-weight-asian="normal" style:font-size-complex="11pt" style:text-emphasize="none"/>
    </style:style>
    <style:style style:name="P7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0e13" officeooo:paragraph-rsid="00bc0e13" style:font-size-asian="11pt" style:font-style-asian="normal" style:font-weight-asian="normal" style:font-size-complex="11pt" style:text-emphasize="none"/>
    </style:style>
    <style:style style:name="P8" style:family="paragraph" style:parent-style-name="Standard">
      <style:text-properties style:text-outline="false" style:text-line-through-style="none" style:text-line-through-type="none" style:font-name="Liberation Serif" fo:font-size="13pt" fo:font-style="normal" fo:text-shadow="none" style:text-underline-style="none" fo:font-weight="bold" officeooo:rsid="004e8e17" officeooo:paragraph-rsid="007130b1" style:font-size-asian="13pt" style:font-style-asian="normal" style:font-weight-asian="bold" style:font-size-complex="13pt" style:font-weight-complex="bold" style:text-emphasize="none"/>
    </style:style>
    <style:style style:name="P9" style:family="paragraph" style:parent-style-name="Standard">
      <style:text-properties officeooo:paragraph-rsid="00180eb7"/>
    </style:style>
    <style:style style:name="P10" style:family="paragraph" style:parent-style-name="Standard">
      <style:text-properties officeooo:paragraph-rsid="0021e8a6"/>
    </style:style>
    <style:style style:name="P11" style:family="paragraph" style:parent-style-name="Standard">
      <style:text-properties officeooo:rsid="0024e0ad" officeooo:paragraph-rsid="0024e0ad"/>
    </style:style>
    <style:style style:name="P12" style:family="paragraph" style:parent-style-name="Standard">
      <style:text-properties officeooo:rsid="0024e0ad" officeooo:paragraph-rsid="0025867b"/>
    </style:style>
    <style:style style:name="P13" style:family="paragraph" style:parent-style-name="Standard">
      <style:text-properties style:text-underline-style="solid" style:text-underline-width="auto" style:text-underline-color="font-color" officeooo:rsid="002c159a" officeooo:paragraph-rsid="0024e0ad"/>
    </style:style>
    <style:style style:name="P14" style:family="paragraph" style:parent-style-name="Standard">
      <style:text-properties officeooo:paragraph-rsid="00701329"/>
    </style:style>
    <style:style style:name="P15" style:family="paragraph" style:parent-style-name="Standard">
      <style:text-properties officeooo:rsid="00d6f988" officeooo:paragraph-rsid="00d6f988"/>
    </style:style>
    <style:style style:name="P16" style:family="paragraph" style:parent-style-name="Table_20_Contents">
      <style:text-properties officeooo:rsid="00132bc4" officeooo:paragraph-rsid="00132bc4"/>
    </style:style>
    <style:style style:name="P17" style:family="paragraph" style:parent-style-name="Table_20_Contents">
      <style:paragraph-properties fo:text-align="center" style:justify-single-word="false"/>
      <style:text-properties officeooo:rsid="00132bc4" officeooo:paragraph-rsid="00132bc4"/>
    </style:style>
    <style:style style:name="P18" style:family="paragraph" style:parent-style-name="Table_20_Contents">
      <style:paragraph-properties fo:text-align="center" style:justify-single-word="false"/>
      <style:text-properties officeooo:rsid="00132bc4" officeooo:paragraph-rsid="00180eb7"/>
    </style:style>
    <style:style style:name="P19" style:family="paragraph" style:parent-style-name="Table_20_Contents">
      <style:paragraph-properties fo:text-align="center" style:justify-single-word="false"/>
      <style:text-properties officeooo:rsid="00132bc4" officeooo:paragraph-rsid="0021e8a6"/>
    </style:style>
    <style:style style:name="P20" style:family="paragraph" style:parent-style-name="Table_20_Contents">
      <style:text-properties officeooo:rsid="00132bc4" officeooo:paragraph-rsid="00180eb7"/>
    </style:style>
    <style:style style:name="P21" style:family="paragraph" style:parent-style-name="Table_20_Contents">
      <style:text-properties officeooo:rsid="00132bc4" officeooo:paragraph-rsid="0021e8a6"/>
    </style:style>
    <style:style style:name="P22" style:family="paragraph" style:parent-style-name="Table_20_Contents">
      <style:text-properties fo:font-size="10pt" style:font-size-asian="10pt" style:font-size-complex="10pt"/>
    </style:style>
    <style:style style:name="P23" style:family="paragraph" style:parent-style-name="Table_20_Contents">
      <style:text-properties fo:font-size="10pt" officeooo:rsid="0013beb3" officeooo:paragraph-rsid="0013beb3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13beb3" officeooo:paragraph-rsid="0013beb3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13beb3" officeooo:paragraph-rsid="00180eb7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officeooo:rsid="0013beb3" officeooo:paragraph-rsid="0021e8a6" style:font-size-asian="10pt" style:font-size-complex="10pt"/>
    </style:style>
    <style:style style:name="P27" style:family="paragraph" style:parent-style-name="Table_20_Contents">
      <style:text-properties fo:font-size="10pt" officeooo:rsid="0013beb3" officeooo:paragraph-rsid="00180eb7" style:font-size-asian="10pt" style:font-size-complex="10pt"/>
    </style:style>
    <style:style style:name="P28" style:family="paragraph" style:parent-style-name="Table_20_Contents">
      <style:text-properties fo:font-size="10pt" officeooo:rsid="0013beb3" officeooo:paragraph-rsid="0021e8a6" style:font-size-asian="10pt" style:font-size-complex="10pt"/>
    </style:style>
    <style:style style:name="P29" style:family="paragraph" style:parent-style-name="Table_20_Contents">
      <style:text-properties fo:font-size="10pt" officeooo:rsid="00144310" officeooo:paragraph-rsid="00144310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44310" officeooo:paragraph-rsid="00144310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144310" officeooo:paragraph-rsid="00180eb7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144310" officeooo:paragraph-rsid="0021e8a6" style:font-size-asian="10pt" style:font-size-complex="10pt"/>
    </style:style>
    <style:style style:name="P33" style:family="paragraph" style:parent-style-name="Table_20_Contents">
      <style:text-properties fo:font-size="10pt" officeooo:rsid="00144310" officeooo:paragraph-rsid="00180eb7" style:font-size-asian="10pt" style:font-size-complex="10pt"/>
    </style:style>
    <style:style style:name="P34" style:family="paragraph" style:parent-style-name="Table_20_Contents">
      <style:text-properties fo:font-size="10pt" officeooo:rsid="00144310" officeooo:paragraph-rsid="0021e8a6" style:font-size-asian="10pt" style:font-size-complex="10pt"/>
    </style:style>
    <style:style style:name="P35" style:family="paragraph" style:parent-style-name="Table_20_Contents">
      <style:text-properties fo:font-size="10pt" officeooo:paragraph-rsid="00180eb7" style:font-size-asian="10pt" style:font-size-complex="10pt"/>
    </style:style>
    <style:style style:name="P36" style:family="paragraph" style:parent-style-name="Table_20_Contents">
      <style:text-properties fo:font-size="10pt" officeooo:rsid="00197232" officeooo:paragraph-rsid="00197232" style:font-size-asian="10pt" style:font-size-complex="10pt"/>
    </style:style>
    <style:style style:name="P37" style:family="paragraph" style:parent-style-name="Table_20_Contents">
      <style:text-properties fo:font-size="10pt" officeooo:paragraph-rsid="0021e8a6" style:font-size-asian="10pt" style:font-size-complex="10pt"/>
    </style:style>
    <style:style style:name="P38" style:family="paragraph" style:parent-style-name="Table_20_Contents">
      <style:text-properties fo:font-size="10pt" officeooo:rsid="0021e8a6" officeooo:paragraph-rsid="0021e8a6" style:font-size-asian="10pt" style:font-size-complex="10pt"/>
    </style:style>
    <style:style style:name="P39" style:family="paragraph" style:parent-style-name="Table_20_Contents">
      <style:text-properties fo:font-size="10pt" officeooo:rsid="0024aabe" officeooo:paragraph-rsid="0024aabe" style:font-size-asian="10pt" style:font-size-complex="10pt"/>
    </style:style>
    <style:style style:name="P40" style:family="paragraph" style:parent-style-name="Table_20_Contents"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1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2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3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4" style:family="paragraph" style:parent-style-name="Table_20_Contents"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5" style:family="paragraph" style:parent-style-name="Table_20_Contents"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6" style:family="paragraph" style:parent-style-name="Table_20_Contents">
      <style:paragraph-properties fo:text-align="center" style:justify-single-word="false"/>
      <style:text-properties fo:font-size="10pt" fo:font-style="normal" officeooo:rsid="0016b0c7" officeooo:paragraph-rsid="0016b0c7" style:font-size-asian="10pt" style:font-style-asian="normal" style:font-size-complex="10pt" style:font-style-complex="normal"/>
    </style:style>
    <style:style style:name="P47" style:family="paragraph" style:parent-style-name="Table_20_Contents">
      <style:text-properties fo:font-size="10pt" fo:font-style="normal" officeooo:rsid="00244e39" officeooo:paragraph-rsid="00244e39" style:font-size-asian="10pt" style:font-style-asian="normal" style:font-size-complex="10pt" style:font-style-complex="normal"/>
    </style:style>
    <style:style style:name="P48" style:family="paragraph" style:parent-style-name="Table_20_Contents">
      <style:paragraph-properties fo:text-align="center" style:justify-single-word="false"/>
      <style:text-properties fo:font-size="10pt" fo:font-style="normal" fo:font-weight="bold" officeooo:rsid="001a1df8" officeooo:paragraph-rsid="001a1df8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10pt" fo:font-style="normal" fo:font-weight="bold" officeooo:rsid="00278609" officeooo:paragraph-rsid="00278609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text-properties fo:font-size="10pt" fo:font-style="italic" officeooo:rsid="00144310" officeooo:paragraph-rsid="00144310" style:font-size-asian="10pt" style:font-style-asian="italic" style:font-size-complex="10pt" style:font-style-complex="italic"/>
    </style:style>
    <style:style style:name="P51" style:family="paragraph" style:parent-style-name="Table_20_Contents">
      <style:paragraph-properties fo:text-align="center" style:justify-single-word="false"/>
      <style:text-properties fo:font-size="10pt" fo:font-style="italic" officeooo:rsid="0016b0c7" officeooo:paragraph-rsid="0016b0c7" style:font-size-asian="10pt" style:font-style-asian="italic" style:font-size-complex="10pt" style:font-style-complex="italic"/>
    </style:style>
    <style:style style:name="P52" style:family="paragraph" style:parent-style-name="Table_20_Contents">
      <style:text-properties fo:font-size="10pt" fo:font-style="italic" officeooo:rsid="00197232" officeooo:paragraph-rsid="00197232" style:font-size-asian="10pt" style:font-style-asian="italic" style:font-size-complex="10pt" style:font-style-complex="italic"/>
    </style:style>
    <style:style style:name="P53" style:family="paragraph" style:parent-style-name="Table_20_Contents">
      <style:text-properties fo:font-size="10pt" fo:font-style="italic" officeooo:rsid="0021e8a6" officeooo:paragraph-rsid="0021e8a6" style:font-size-asian="10pt" style:font-style-asian="italic" style:font-size-complex="10pt" style:font-style-complex="italic"/>
    </style:style>
    <style:style style:name="P54" style:family="paragraph" style:parent-style-name="Table_20_Contents">
      <style:text-properties fo:font-size="10pt" fo:font-style="italic" officeooo:rsid="0021e8a6" officeooo:paragraph-rsid="002667a9" style:font-size-asian="10pt" style:font-style-asian="italic" style:font-size-complex="10pt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fo:font-size="10pt" fo:font-style="italic" officeooo:rsid="0022842d" officeooo:paragraph-rsid="0022842d" style:font-size-asian="10pt" style:font-style-asian="italic" style:font-size-complex="10pt" style:font-style-complex="italic"/>
    </style:style>
    <style:style style:name="P56" style:family="paragraph" style:parent-style-name="Table_20_Contents">
      <style:text-properties fo:font-size="10pt" fo:font-style="italic" officeooo:rsid="0022842d" officeooo:paragraph-rsid="002667a9" style:font-size-asian="10pt" style:font-style-asian="italic" style:font-size-complex="10pt" style:font-style-complex="italic"/>
    </style:style>
    <style:style style:name="P57" style:family="paragraph" style:parent-style-name="Table_20_Contents">
      <style:text-properties fo:font-size="10pt" fo:font-style="italic" officeooo:rsid="0024aabe" officeooo:paragraph-rsid="002667a9" style:font-size-asian="10pt" style:font-style-asian="italic" style:font-size-complex="10pt" style:font-style-complex="italic"/>
    </style:style>
    <style:style style:name="P58" style:family="paragraph" style:parent-style-name="Table_20_Contents">
      <style:paragraph-properties fo:text-align="center" style:justify-single-word="false"/>
      <style:text-properties fo:font-size="10pt" fo:font-style="italic" fo:font-weight="bold" officeooo:rsid="001a1df8" officeooo:paragraph-rsid="001a1df8" style:font-size-asian="10pt" style:font-style-asian="italic" style:font-weight-asian="bold" style:font-size-complex="10pt" style:font-style-complex="italic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10pt" fo:font-style="italic" fo:font-weight="normal" officeooo:rsid="00278609" officeooo:paragraph-rsid="00278609" style:font-size-asian="10pt" style:font-style-asian="italic" style:font-weight-asian="normal" style:font-size-complex="10pt" style:font-style-complex="italic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font-size="10pt" fo:font-weight="bold" officeooo:rsid="00155b7d" officeooo:paragraph-rsid="00155b7d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0pt" fo:font-weight="bold" officeooo:rsid="001a1df8" officeooo:paragraph-rsid="001a1df8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0pt" fo:font-weight="bold" officeooo:rsid="0028b9e9" officeooo:paragraph-rsid="0028b9e9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0pt" fo:font-weight="bold" officeooo:rsid="0029ad6a" officeooo:paragraph-rsid="0029ad6a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size="10pt" fo:font-weight="normal" officeooo:rsid="001a1df8" officeooo:paragraph-rsid="001a1df8" style:font-size-asian="10pt" style:font-weight-asian="normal" style:font-size-complex="10pt" style:font-weight-complex="normal"/>
    </style:style>
    <style:style style:name="P65" style:family="paragraph" style:parent-style-name="Table_20_Contents">
      <style:text-properties officeooo:rsid="00144310" officeooo:paragraph-rsid="00144310"/>
    </style:style>
    <style:style style:name="P66" style:family="paragraph" style:parent-style-name="Table_20_Contents">
      <style:text-properties officeooo:rsid="00144310" officeooo:paragraph-rsid="00180eb7"/>
    </style:style>
    <style:style style:name="P67" style:family="paragraph" style:parent-style-name="Table_20_Contents">
      <style:text-properties officeooo:rsid="00144310" officeooo:paragraph-rsid="0021e8a6"/>
    </style:style>
    <style:style style:name="P68" style:family="paragraph" style:parent-style-name="Table_20_Contents">
      <style:text-properties officeooo:paragraph-rsid="00180eb7"/>
    </style:style>
    <style:style style:name="P69" style:family="paragraph" style:parent-style-name="Table_20_Contents">
      <style:text-properties officeooo:paragraph-rsid="0021e8a6"/>
    </style:style>
    <style:style style:name="P70" style:family="paragraph" style:parent-style-name="Table_20_Contents">
      <style:paragraph-properties fo:text-align="center" style:justify-single-word="false"/>
    </style:style>
    <style:style style:name="P71" style:family="paragraph" style:parent-style-name="Table_20_Contents">
      <style:paragraph-properties fo:text-align="center" style:justify-single-word="false"/>
      <style:text-properties officeooo:rsid="0079a7c2" officeooo:paragraph-rsid="0079a7c2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7c68c0" officeooo:paragraph-rsid="007c68c0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919973" officeooo:paragraph-rsid="00919973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934cad" officeooo:paragraph-rsid="00934cad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942b15" officeooo:paragraph-rsid="00942b15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weight="bold" officeooo:rsid="0095958d" officeooo:paragraph-rsid="0095958d" style:font-weight-asian="bold" style:font-weight-complex="bold"/>
    </style:style>
    <style:style style:name="P77" style:family="paragraph" style:parent-style-name="Table_20_Contents">
      <style:text-properties officeooo:rsid="0080041e" officeooo:paragraph-rsid="0080041e"/>
    </style:style>
    <style:style style:name="P78" style:family="paragraph" style:parent-style-name="Table_20_Contents">
      <style:paragraph-properties fo:text-align="center" style:justify-single-word="false"/>
      <style:text-properties officeooo:rsid="0080041e" officeooo:paragraph-rsid="0080041e"/>
    </style:style>
    <style:style style:name="P79" style:family="paragraph" style:parent-style-name="Table_20_Contents">
      <style:paragraph-properties fo:text-align="start" style:justify-single-word="false"/>
      <style:text-properties officeooo:rsid="0080e86f" officeooo:paragraph-rsid="0080e86f"/>
    </style:style>
    <style:style style:name="P80" style:family="paragraph" style:parent-style-name="Table_20_Contents">
      <style:text-properties officeooo:rsid="00829edc" officeooo:paragraph-rsid="0080041e"/>
    </style:style>
    <style:style style:name="P81" style:family="paragraph" style:parent-style-name="Table_20_Contents">
      <style:paragraph-properties fo:text-align="center" style:justify-single-word="false"/>
      <style:text-properties officeooo:rsid="00829edc" officeooo:paragraph-rsid="00829edc"/>
    </style:style>
    <style:style style:name="P82" style:family="paragraph" style:parent-style-name="Table_20_Contents">
      <style:paragraph-properties fo:text-align="center" style:justify-single-word="false"/>
      <style:text-properties officeooo:rsid="00829edc" officeooo:paragraph-rsid="00835169"/>
    </style:style>
    <style:style style:name="P83" style:family="paragraph" style:parent-style-name="Table_20_Contents">
      <style:paragraph-properties fo:text-align="start" style:justify-single-word="false"/>
      <style:text-properties officeooo:rsid="00829edc" officeooo:paragraph-rsid="00829edc"/>
    </style:style>
    <style:style style:name="P84" style:family="paragraph" style:parent-style-name="Table_20_Contents">
      <style:paragraph-properties fo:text-align="start" style:justify-single-word="false"/>
      <style:text-properties officeooo:rsid="00829edc" officeooo:paragraph-rsid="00835169"/>
    </style:style>
    <style:style style:name="P85" style:family="paragraph" style:parent-style-name="Table_20_Contents">
      <style:text-properties officeooo:rsid="00829edc" officeooo:paragraph-rsid="0085a84a"/>
    </style:style>
    <style:style style:name="P86" style:family="paragraph" style:parent-style-name="Table_20_Contents">
      <style:text-properties officeooo:rsid="00835169" officeooo:paragraph-rsid="00835169"/>
    </style:style>
    <style:style style:name="P87" style:family="paragraph" style:parent-style-name="Table_20_Contents">
      <style:paragraph-properties fo:text-align="center" style:justify-single-word="false"/>
      <style:text-properties officeooo:rsid="00835169" officeooo:paragraph-rsid="00835169"/>
    </style:style>
    <style:style style:name="P88" style:family="paragraph" style:parent-style-name="Table_20_Contents">
      <style:paragraph-properties fo:text-align="start" style:justify-single-word="false"/>
      <style:text-properties officeooo:rsid="00835169" officeooo:paragraph-rsid="00835169"/>
    </style:style>
    <style:style style:name="P89" style:family="paragraph" style:parent-style-name="Table_20_Contents">
      <style:paragraph-properties fo:text-align="start" style:justify-single-word="false"/>
      <style:text-properties fo:font-weight="normal" officeooo:rsid="0085a84a" officeooo:paragraph-rsid="0085a84a" style:font-weight-asian="normal" style:font-weight-complex="normal"/>
    </style:style>
    <style:style style:name="P90" style:family="paragraph" style:parent-style-name="Table_20_Contents">
      <style:paragraph-properties fo:text-align="start" style:justify-single-word="false"/>
      <style:text-properties fo:font-weight="normal" officeooo:rsid="008710da" officeooo:paragraph-rsid="008710da" style:font-weight-asian="normal" style:font-weight-complex="normal"/>
    </style:style>
    <style:style style:name="P91" style:family="paragraph" style:parent-style-name="Text_20_body">
      <style:text-properties officeooo:rsid="000f24d9" officeooo:paragraph-rsid="000f24d9"/>
    </style:style>
    <style:style style:name="P92" style:family="paragraph" style:parent-style-name="Text_20_body">
      <style:text-properties officeooo:rsid="001cc19d" officeooo:paragraph-rsid="001cc19d"/>
    </style:style>
    <style:style style:name="P93" style:family="paragraph" style:parent-style-name="Text_20_body">
      <style:text-properties fo:font-weight="bold" officeooo:rsid="001cc19d" officeooo:paragraph-rsid="001cc19d" style:font-weight-asian="bold" style:font-weight-complex="bold"/>
    </style:style>
    <style:style style:name="P94" style:family="paragraph" style:parent-style-name="Text_20_body">
      <style:text-properties fo:font-weight="bold" officeooo:rsid="00180eb7" officeooo:paragraph-rsid="00180eb7" style:font-weight-asian="bold" style:font-weight-complex="bold"/>
    </style:style>
    <style:style style:name="P95" style:family="paragraph" style:parent-style-name="Text_20_body">
      <style:text-properties fo:font-weight="bold" officeooo:rsid="000f24d9" officeooo:paragraph-rsid="000f24d9" style:font-weight-asian="bold" style:font-weight-complex="bold"/>
    </style:style>
    <style:style style:name="P96" style:family="paragraph" style:parent-style-name="Text_20_body">
      <style:paragraph-properties fo:text-align="center" style:justify-single-word="false"/>
      <style:text-properties fo:font-weight="bold" officeooo:rsid="004c73d4" officeooo:paragraph-rsid="006c2c32" style:font-weight-asian="bold" style:font-weight-complex="bold"/>
    </style:style>
    <style:style style:name="P97" style:family="paragraph" style:parent-style-name="Text_20_body">
      <style:paragraph-properties fo:text-align="center" style:justify-single-word="false"/>
      <style:text-properties fo:font-weight="bold" officeooo:rsid="00579711" officeooo:paragraph-rsid="00579711" style:font-weight-asian="bold" style:font-weight-complex="bold"/>
    </style:style>
    <style:style style:name="P98" style:family="paragraph" style:parent-style-name="Text_20_body">
      <style:text-properties fo:font-weight="bold" officeooo:rsid="00a4a16b" officeooo:paragraph-rsid="00a4a16b" style:font-weight-asian="bold" style:font-weight-complex="bold"/>
    </style:style>
    <style:style style:name="P99" style:family="paragraph" style:parent-style-name="Text_20_body">
      <style:text-properties fo:font-weight="bold" officeooo:rsid="00a4a16b" officeooo:paragraph-rsid="00ae892b" style:font-weight-asian="bold" style:font-weight-complex="bold"/>
    </style:style>
    <style:style style:name="P100" style:family="paragraph" style:parent-style-name="Text_20_body">
      <style:text-properties fo:font-weight="bold" officeooo:rsid="00ad284c" officeooo:paragraph-rsid="00a93696" style:font-weight-asian="bold" style:font-weight-complex="bold"/>
    </style:style>
    <style:style style:name="P101" style:family="paragraph" style:parent-style-name="Text_20_body">
      <style:text-properties fo:font-weight="bold" officeooo:rsid="00b25ded" officeooo:paragraph-rsid="00a93696" style:font-weight-asian="bold" style:font-weight-complex="bold"/>
    </style:style>
    <style:style style:name="P102" style:family="paragraph" style:parent-style-name="Text_20_body">
      <style:text-properties fo:font-weight="bold" officeooo:rsid="00b0e5a4" officeooo:paragraph-rsid="00a93696" style:font-weight-asian="bold" style:font-weight-complex="bold"/>
    </style:style>
    <style:style style:name="P103" style:family="paragraph" style:parent-style-name="Text_20_body">
      <style:text-properties fo:font-weight="bold" officeooo:rsid="00b65aa9" officeooo:paragraph-rsid="00a93696" style:font-weight-asian="bold" style:font-weight-complex="bold"/>
    </style:style>
    <style:style style:name="P104" style:family="paragraph" style:parent-style-name="Text_20_body">
      <style:text-properties fo:font-weight="bold" officeooo:rsid="003cbbeb" officeooo:paragraph-rsid="00a93696" style:font-weight-asian="bold" style:font-weight-complex="bold"/>
    </style:style>
    <style:style style:name="P105" style:family="paragraph" style:parent-style-name="Text_20_body">
      <style:text-properties fo:font-weight="bold" officeooo:rsid="00a957c3" officeooo:paragraph-rsid="00a957c3" style:font-weight-asian="bold" style:font-weight-complex="bold"/>
    </style:style>
    <style:style style:name="P106" style:family="paragraph" style:parent-style-name="Text_20_body">
      <style:text-properties fo:font-weight="bold" officeooo:rsid="00ac8f93" officeooo:paragraph-rsid="00ac8f93" style:font-weight-asian="bold" style:font-weight-complex="bold"/>
    </style:style>
    <style:style style:name="P107" style:family="paragraph" style:parent-style-name="Text_20_body">
      <style:text-properties fo:font-weight="bold" officeooo:rsid="00aca051" officeooo:paragraph-rsid="00aca051" style:font-weight-asian="bold" style:font-weight-complex="bold"/>
    </style:style>
    <style:style style:name="P108" style:family="paragraph" style:parent-style-name="Text_20_body">
      <style:text-properties fo:font-weight="bold" officeooo:rsid="00adb190" officeooo:paragraph-rsid="00adb190" style:font-weight-asian="bold" style:font-weight-complex="bold"/>
    </style:style>
    <style:style style:name="P109" style:family="paragraph" style:parent-style-name="Text_20_body">
      <style:text-properties fo:font-weight="bold" officeooo:paragraph-rsid="00bc9323" style:font-weight-asian="bold" style:font-weight-complex="bold"/>
    </style:style>
    <style:style style:name="P110" style:family="paragraph" style:parent-style-name="Text_20_body">
      <style:text-properties fo:font-weight="bold" officeooo:rsid="00aeea36" officeooo:paragraph-rsid="00aeea36" style:font-weight-asian="bold" style:font-weight-complex="bold"/>
    </style:style>
    <style:style style:name="P111" style:family="paragraph" style:parent-style-name="Text_20_body">
      <style:text-properties fo:font-weight="bold" officeooo:rsid="00bf1bf9" officeooo:paragraph-rsid="00bf1bf9" style:font-weight-asian="bold" style:font-weight-complex="bold"/>
    </style:style>
    <style:style style:name="P112" style:family="paragraph" style:parent-style-name="Text_20_body">
      <style:text-properties fo:font-weight="bold" officeooo:rsid="00b1e9b9" officeooo:paragraph-rsid="00b1e9b9" style:font-weight-asian="bold" style:font-weight-complex="bold"/>
    </style:style>
    <style:style style:name="P113" style:family="paragraph" style:parent-style-name="Text_20_body">
      <style:text-properties fo:font-weight="bold" officeooo:rsid="00a2a54d" officeooo:paragraph-rsid="00a2a54d" style:font-weight-asian="bold" style:font-weight-complex="bold"/>
    </style:style>
    <style:style style:name="P114" style:family="paragraph" style:parent-style-name="Text_20_body">
      <style:text-properties fo:font-weight="bold" officeooo:rsid="00b838f1" officeooo:paragraph-rsid="00a93696" style:font-weight-asian="bold" style:font-weight-complex="bold"/>
    </style:style>
    <style:style style:name="P115" style:family="paragraph" style:parent-style-name="Text_20_body">
      <style:text-properties fo:font-weight="bold" officeooo:rsid="00b724f7" officeooo:paragraph-rsid="00b724f7" style:font-weight-asian="bold" style:font-weight-complex="bold"/>
    </style:style>
    <style:style style:name="P116" style:family="paragraph" style:parent-style-name="Text_20_body">
      <style:text-properties fo:font-weight="bold" officeooo:rsid="00b91b8e" officeooo:paragraph-rsid="00b91b8e" style:font-weight-asian="bold" style:font-weight-complex="bold"/>
    </style:style>
    <style:style style:name="P117" style:family="paragraph" style:parent-style-name="Text_20_body">
      <style:text-properties fo:font-weight="bold" officeooo:rsid="00bca8e1" officeooo:paragraph-rsid="00be47b3" style:font-weight-asian="bold" style:font-weight-complex="bold"/>
    </style:style>
    <style:style style:name="P118" style:family="paragraph" style:parent-style-name="Text_20_body">
      <style:text-properties fo:font-weight="bold" officeooo:rsid="00be43e1" officeooo:paragraph-rsid="00be43e1" style:font-weight-asian="bold" style:font-weight-complex="bold"/>
    </style:style>
    <style:style style:name="P119" style:family="paragraph" style:parent-style-name="Text_20_body">
      <style:text-properties fo:font-weight="bold" officeooo:rsid="00c2bbfb" officeooo:paragraph-rsid="00c2bbfb" style:font-weight-asian="bold" style:font-weight-complex="bold"/>
    </style:style>
    <style:style style:name="P120" style:family="paragraph" style:parent-style-name="Text_20_body">
      <style:text-properties fo:font-weight="bold" officeooo:rsid="00c48a61" officeooo:paragraph-rsid="00c48a61" style:font-weight-asian="bold" style:font-weight-complex="bold"/>
    </style:style>
    <style:style style:name="P121" style:family="paragraph" style:parent-style-name="Text_20_body">
      <style:text-properties fo:font-weight="bold" officeooo:rsid="00c639a1" officeooo:paragraph-rsid="00c639a1" style:font-weight-asian="bold" style:font-weight-complex="bold"/>
    </style:style>
    <style:style style:name="P122" style:family="paragraph" style:parent-style-name="Text_20_body">
      <style:text-properties fo:font-weight="bold" officeooo:rsid="00a84341" officeooo:paragraph-rsid="00a93696" style:font-weight-asian="bold" style:font-weight-complex="bold"/>
    </style:style>
    <style:style style:name="P123" style:family="paragraph" style:parent-style-name="Text_20_body">
      <style:text-properties fo:font-weight="bold" officeooo:rsid="00b45b42" officeooo:paragraph-rsid="00a93696" style:font-weight-asian="bold" style:font-weight-complex="bold"/>
    </style:style>
    <style:style style:name="P124" style:family="paragraph" style:parent-style-name="Text_20_body">
      <style:text-properties fo:font-weight="bold" officeooo:rsid="00cb0980" officeooo:paragraph-rsid="00cb0980" style:font-weight-asian="bold" style:font-weight-complex="bold"/>
    </style:style>
    <style:style style:name="P125" style:family="paragraph" style:parent-style-name="Text_20_body">
      <style:text-properties fo:font-weight="bold" officeooo:rsid="00cbe1a4" officeooo:paragraph-rsid="00b1e9b9" style:font-weight-asian="bold" style:font-weight-complex="bold"/>
    </style:style>
    <style:style style:name="P126" style:family="paragraph" style:parent-style-name="Text_20_body">
      <style:text-properties fo:font-weight="bold" officeooo:rsid="00cd45c2" officeooo:paragraph-rsid="00cd45c2" style:font-weight-asian="bold" style:font-weight-complex="bold"/>
    </style:style>
    <style:style style:name="P127" style:family="paragraph" style:parent-style-name="Text_20_body">
      <style:text-properties fo:font-weight="bold" officeooo:rsid="00c927ba" officeooo:paragraph-rsid="00c927ba" style:font-weight-asian="bold" style:font-weight-complex="bold"/>
    </style:style>
    <style:style style:name="P128" style:family="paragraph" style:parent-style-name="Text_20_body">
      <style:text-properties fo:font-weight="bold" officeooo:rsid="00cee458" officeooo:paragraph-rsid="00cee458" style:font-weight-asian="bold" style:font-weight-complex="bold"/>
    </style:style>
    <style:style style:name="P129" style:family="paragraph" style:parent-style-name="Text_20_body">
      <style:text-properties fo:font-weight="bold" officeooo:rsid="00d430e8" officeooo:paragraph-rsid="00d430e8" style:font-weight-asian="bold" style:font-weight-complex="bold"/>
    </style:style>
    <style:style style:name="P130" style:family="paragraph" style:parent-style-name="Text_20_body">
      <style:text-properties fo:font-weight="bold" officeooo:rsid="00ab353e" officeooo:paragraph-rsid="00a93696" fo:background-color="#cc3300" style:font-weight-asian="bold" style:font-weight-complex="bold"/>
    </style:style>
    <style:style style:name="P131" style:family="paragraph" style:parent-style-name="Text_20_body">
      <style:text-properties officeooo:paragraph-rsid="001fe097"/>
    </style:style>
    <style:style style:name="P132" style:family="paragraph" style:parent-style-name="Text_20_body">
      <style:text-properties officeooo:rsid="001fe097" officeooo:paragraph-rsid="001fe097"/>
    </style:style>
    <style:style style:name="P133" style:family="paragraph" style:parent-style-name="Text_20_body">
      <style:text-properties officeooo:rsid="00447e98" officeooo:paragraph-rsid="00447e98"/>
    </style:style>
    <style:style style:name="P134" style:family="paragraph" style:parent-style-name="Text_20_body">
      <style:paragraph-properties fo:text-align="center" style:justify-single-word="false"/>
      <style:text-properties officeooo:rsid="00447e98" officeooo:paragraph-rsid="00447e98"/>
    </style:style>
    <style:style style:name="P135" style:family="paragraph" style:parent-style-name="Text_20_body">
      <style:text-properties officeooo:rsid="004671d4" officeooo:paragraph-rsid="004671d4"/>
    </style:style>
    <style:style style:name="P136" style:family="paragraph" style:parent-style-name="Text_20_body">
      <style:text-properties fo:font-style="normal" officeooo:rsid="0047c3a4" officeooo:paragraph-rsid="0047c3a4" style:font-style-asian="normal" style:font-style-complex="normal"/>
    </style:style>
    <style:style style:name="P137" style:family="paragraph" style:parent-style-name="Text_20_body">
      <style:text-properties fo:font-style="normal" officeooo:rsid="00bc0e13" officeooo:paragraph-rsid="00bc0e13" style:font-style-asian="normal" style:font-style-complex="normal"/>
    </style:style>
    <style:style style:name="P138" style:family="paragraph" style:parent-style-name="Text_20_body">
      <style:text-properties fo:font-style="normal" officeooo:rsid="00da1e81" officeooo:paragraph-rsid="00da1e81" style:font-style-asian="normal" style:font-style-complex="normal"/>
    </style:style>
    <style:style style:name="P139" style:family="paragraph" style:parent-style-name="Text_20_body">
      <style:text-properties fo:font-style="normal" fo:font-weight="bold" officeooo:rsid="00a618b9" officeooo:paragraph-rsid="00a618b9" style:font-style-asian="normal" style:font-weight-asian="bold" style:font-style-complex="normal" style:font-weight-complex="bold"/>
    </style:style>
    <style:style style:name="P140" style:family="paragraph" style:parent-style-name="Text_20_body">
      <style:text-properties officeooo:rsid="0047c3a4" officeooo:paragraph-rsid="0047c3a4"/>
    </style:style>
    <style:style style:name="P141" style:family="paragraph" style:parent-style-name="Text_20_body">
      <style:text-properties officeooo:rsid="005ea977" officeooo:paragraph-rsid="00609b51"/>
    </style:style>
    <style:style style:name="P142" style:family="paragraph" style:parent-style-name="Text_20_body">
      <style:text-properties officeooo:rsid="005ea977" officeooo:paragraph-rsid="0068dc67"/>
    </style:style>
    <style:style style:name="P143" style:family="paragraph" style:parent-style-name="Text_20_body">
      <style:text-properties officeooo:rsid="005ea977" officeooo:paragraph-rsid="0068f0fa"/>
    </style:style>
    <style:style style:name="P144" style:family="paragraph" style:parent-style-name="Text_20_body">
      <style:text-properties officeooo:rsid="005ea977" officeooo:paragraph-rsid="006a11e8"/>
    </style:style>
    <style:style style:name="P145" style:family="paragraph" style:parent-style-name="Text_20_body">
      <style:paragraph-properties fo:text-align="center" style:justify-single-word="false"/>
      <style:text-properties style:text-underline-style="none" fo:font-weight="bold" officeooo:rsid="00625baa" officeooo:paragraph-rsid="006c2c32" style:font-weight-asian="bold" style:font-weight-complex="bold"/>
    </style:style>
    <style:style style:name="P146" style:family="paragraph" style:parent-style-name="Text_20_body">
      <style:text-properties style:text-underline-style="none" officeooo:rsid="0097dc89" officeooo:paragraph-rsid="00b06f6e"/>
    </style:style>
    <style:style style:name="P147" style:family="paragraph" style:parent-style-name="Text_20_body">
      <style:text-properties officeooo:rsid="0087c024" officeooo:paragraph-rsid="0087c024"/>
    </style:style>
    <style:style style:name="P148" style:family="paragraph" style:parent-style-name="Text_20_body">
      <style:text-properties officeooo:rsid="00a120fc" officeooo:paragraph-rsid="00a120fc"/>
    </style:style>
    <style:style style:name="P149" style:family="paragraph" style:parent-style-name="Text_20_body">
      <style:text-properties officeooo:paragraph-rsid="00507e69"/>
    </style:style>
    <style:style style:name="P150" style:family="paragraph" style:parent-style-name="Text_20_body">
      <style:text-properties officeooo:rsid="00ac4309" officeooo:paragraph-rsid="00a93696"/>
    </style:style>
    <style:style style:name="P151" style:family="paragraph" style:parent-style-name="Text_20_body">
      <style:text-properties officeooo:rsid="00ae2d86" officeooo:paragraph-rsid="00a93696"/>
    </style:style>
    <style:style style:name="P152" style:family="paragraph" style:parent-style-name="Text_20_body">
      <style:text-properties officeooo:rsid="00b0cc9b" officeooo:paragraph-rsid="00b0cc9b"/>
    </style:style>
    <style:style style:name="P153" style:family="paragraph" style:parent-style-name="Text_20_body">
      <style:text-properties officeooo:rsid="00ab27f3" officeooo:paragraph-rsid="00ab27f3"/>
    </style:style>
    <style:style style:name="P154" style:family="paragraph" style:parent-style-name="Text_20_body">
      <style:text-properties officeooo:rsid="00a73a70" officeooo:paragraph-rsid="00a73a70"/>
    </style:style>
    <style:style style:name="P155" style:family="paragraph" style:parent-style-name="Text_20_body">
      <style:text-properties fo:font-weight="normal" officeooo:rsid="00b5f66a" officeooo:paragraph-rsid="00b5f66a" style:font-weight-asian="normal" style:font-weight-complex="normal"/>
    </style:style>
    <style:style style:name="P156" style:family="paragraph" style:parent-style-name="Text_20_body">
      <style:text-properties officeooo:rsid="00b69f40" officeooo:paragraph-rsid="00b69f40"/>
    </style:style>
    <style:style style:name="P157" style:family="paragraph" style:parent-style-name="Text_20_body">
      <style:text-properties officeooo:rsid="00bc0e13" officeooo:paragraph-rsid="00bc0e13"/>
    </style:style>
    <style:style style:name="P158" style:family="paragraph" style:parent-style-name="Text_20_body">
      <style:text-properties officeooo:rsid="00ba2946" officeooo:paragraph-rsid="00ba2946"/>
    </style:style>
    <style:style style:name="P159" style:family="paragraph" style:parent-style-name="Text_20_body">
      <style:text-properties officeooo:rsid="00b7effa" officeooo:paragraph-rsid="00b7effa"/>
    </style:style>
    <style:style style:name="P160" style:family="paragraph" style:parent-style-name="Text_20_body">
      <style:text-properties officeooo:rsid="00bff5cf" officeooo:paragraph-rsid="00bff5cf"/>
    </style:style>
    <style:style style:name="P161" style:family="paragraph" style:parent-style-name="Text_20_body">
      <style:text-properties officeooo:rsid="00a618b9" officeooo:paragraph-rsid="00a618b9"/>
    </style:style>
    <style:style style:name="P162" style:family="paragraph" style:parent-style-name="Text_20_body">
      <style:text-properties officeooo:rsid="00b8eb13" officeooo:paragraph-rsid="00b8eb13"/>
    </style:style>
    <style:style style:name="P163" style:family="paragraph" style:parent-style-name="Text_20_body">
      <style:text-properties officeooo:rsid="00a81be2" officeooo:paragraph-rsid="00a93696"/>
    </style:style>
    <style:style style:name="P164" style:family="paragraph" style:parent-style-name="Text_20_body">
      <style:text-properties officeooo:rsid="00cd58ed" officeooo:paragraph-rsid="00cd58ed"/>
    </style:style>
    <style:style style:name="P165" style:family="paragraph" style:parent-style-name="Text_20_body">
      <style:text-properties officeooo:rsid="00d31347" officeooo:paragraph-rsid="00d31347"/>
    </style:style>
    <style:style style:name="P166" style:family="paragraph" style:parent-style-name="Heading_20_3">
      <style:text-properties officeooo:rsid="006dea20" officeooo:paragraph-rsid="006dea20"/>
    </style:style>
    <style:style style:name="P167" style:family="paragraph" style:parent-style-name="Heading_20_3">
      <style:text-properties officeooo:paragraph-rsid="0087a4f3"/>
    </style:style>
    <style:style style:name="P168" style:family="paragraph" style:parent-style-name="Heading_20_3">
      <style:text-properties officeooo:rsid="00447e98" officeooo:paragraph-rsid="00447e98"/>
    </style:style>
    <style:style style:name="P169" style:family="paragraph" style:parent-style-name="Heading_20_3">
      <style:text-properties officeooo:rsid="00bc0e13" officeooo:paragraph-rsid="00bc0e13"/>
    </style:style>
    <style:style style:name="P170" style:family="paragraph" style:parent-style-name="Heading_20_3">
      <style:text-properties officeooo:rsid="00d6f988" officeooo:paragraph-rsid="00d6f988"/>
    </style:style>
    <style:style style:name="P171" style:family="paragraph" style:parent-style-name="Heading_20_2">
      <style:text-properties officeooo:rsid="00bc0e13" officeooo:paragraph-rsid="00bc0e13"/>
    </style:style>
    <style:style style:name="P172" style:family="paragraph" style:parent-style-name="Text_20_body">
      <style:text-properties fo:font-weight="bold" officeooo:rsid="00c8f7b7" officeooo:paragraph-rsid="00c8f7b7" style:font-weight-asian="bold" style:font-weight-complex="bold"/>
    </style:style>
    <style:style style:name="P173" style:family="paragraph" style:parent-style-name="Text_20_body">
      <style:text-properties fo:font-weight="bold" officeooo:rsid="00d5a24a" officeooo:paragraph-rsid="00d5a24a" style:font-weight-asian="bold" style:font-weight-complex="bold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0b99ac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bold" officeooo:rsid="004e8e17" style:font-style-asian="normal" style:font-weight-asian="bold" style:font-weight-complex="bold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701329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officeooo:rsid="0071c2ea" style:font-style-asian="normal" style:font-weight-asian="bold" style:font-weight-complex="bold" style:text-emphasize="none"/>
    </style:style>
    <style:style style:name="T6" style:family="text">
      <style:text-properties officeooo:rsid="000f24d9"/>
    </style:style>
    <style:style style:name="T7" style:family="text">
      <style:text-properties officeooo:rsid="000f6d9f"/>
    </style:style>
    <style:style style:name="T8" style:family="text">
      <style:text-properties officeooo:rsid="001247cb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tyle="normal" officeooo:rsid="0024e0ad" style:font-style-asian="normal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97232" style:font-style-asian="italic" style:font-style-complex="italic"/>
    </style:style>
    <style:style style:name="T13" style:family="text">
      <style:text-properties fo:font-style="italic" officeooo:rsid="0021e8a6" style:font-style-asian="italic" style:font-style-complex="italic"/>
    </style:style>
    <style:style style:name="T14" style:family="text">
      <style:text-properties fo:font-style="italic" officeooo:rsid="0022842d" style:font-style-asian="italic" style:font-style-complex="italic"/>
    </style:style>
    <style:style style:name="T15" style:family="text">
      <style:text-properties fo:font-style="italic" officeooo:rsid="0025867b" style:font-style-asian="italic" style:font-style-complex="italic"/>
    </style:style>
    <style:style style:name="T16" style:family="text">
      <style:text-properties fo:font-style="italic" officeooo:rsid="002f238a" style:font-style-asian="italic" style:font-style-complex="italic"/>
    </style:style>
    <style:style style:name="T17" style:family="text">
      <style:text-properties fo:font-style="italic" officeooo:rsid="004920e6" style:font-style-asian="italic" style:font-style-complex="italic"/>
    </style:style>
    <style:style style:name="T18" style:family="text">
      <style:text-properties fo:font-style="italic" officeooo:rsid="005b09d3" style:font-style-asian="italic" style:font-style-complex="italic"/>
    </style:style>
    <style:style style:name="T19" style:family="text">
      <style:text-properties fo:font-style="italic" officeooo:rsid="006200fd" style:font-style-asian="italic" style:font-style-complex="italic"/>
    </style:style>
    <style:style style:name="T20" style:family="text">
      <style:text-properties fo:font-style="italic" officeooo:rsid="00625baa" style:font-style-asian="italic" style:font-style-complex="italic"/>
    </style:style>
    <style:style style:name="T21" style:family="text">
      <style:text-properties fo:font-style="italic" officeooo:rsid="0062a451" style:font-style-asian="italic" style:font-style-complex="italic"/>
    </style:style>
    <style:style style:name="T22" style:family="text">
      <style:text-properties fo:font-style="italic" officeooo:rsid="00c18732" style:font-style-asian="italic" style:font-style-complex="italic"/>
    </style:style>
    <style:style style:name="T23" style:family="text">
      <style:text-properties fo:font-style="italic" officeooo:rsid="00c25d47" style:font-style-asian="italic" style:font-style-complex="italic"/>
    </style:style>
    <style:style style:name="T24" style:family="text">
      <style:text-properties fo:font-style="italic" officeooo:rsid="00c3cb7b" style:font-style-asian="italic" style:font-style-complex="italic"/>
    </style:style>
    <style:style style:name="T25" style:family="text">
      <style:text-properties fo:font-style="italic" officeooo:rsid="00c4c544" style:font-style-asian="italic" style:font-style-complex="italic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a145c2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3cbbeb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2f238a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377ea4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c1af58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c98bdf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d543ec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normal" officeooo:rsid="00d742f0" style:font-style-asian="italic" style:font-weight-asian="normal" style:font-style-complex="italic" style:font-weight-complex="normal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197232" style:font-style-asian="normal" style:font-style-complex="normal"/>
    </style:style>
    <style:style style:name="T37" style:family="text">
      <style:text-properties fo:font-style="normal" officeooo:rsid="0021e8a6" style:font-style-asian="normal" style:font-style-complex="normal"/>
    </style:style>
    <style:style style:name="T38" style:family="text">
      <style:text-properties fo:font-style="normal" officeooo:rsid="0022842d" style:font-style-asian="normal" style:font-style-complex="normal"/>
    </style:style>
    <style:style style:name="T39" style:family="text">
      <style:text-properties fo:font-style="normal" officeooo:rsid="002f238a" style:font-style-asian="normal" style:font-style-complex="normal"/>
    </style:style>
    <style:style style:name="T40" style:family="text">
      <style:text-properties fo:font-style="normal" officeooo:rsid="00609b51" style:font-style-asian="normal" style:font-style-complex="normal"/>
    </style:style>
    <style:style style:name="T41" style:family="text">
      <style:text-properties fo:font-style="normal" officeooo:rsid="006200fd" style:font-style-asian="normal" style:font-style-complex="normal"/>
    </style:style>
    <style:style style:name="T42" style:family="text">
      <style:text-properties fo:font-style="normal" officeooo:rsid="00377ea4" style:font-style-asian="normal" style:font-style-complex="normal"/>
    </style:style>
    <style:style style:name="T43" style:family="text">
      <style:text-properties fo:font-style="normal" officeooo:rsid="00b724f7" style:font-style-asian="normal" style:font-style-complex="normal"/>
    </style:style>
    <style:style style:name="T44" style:family="text">
      <style:text-properties fo:font-style="normal" officeooo:rsid="00c18732" style:font-style-asian="normal" style:font-style-complex="normal"/>
    </style:style>
    <style:style style:name="T45" style:family="text">
      <style:text-properties fo:font-style="normal" officeooo:rsid="00c25d47" style:font-style-asian="normal" style:font-style-complex="normal"/>
    </style:style>
    <style:style style:name="T46" style:family="text">
      <style:text-properties fo:font-style="normal" officeooo:rsid="00c3cb7b" style:font-style-asian="normal" style:font-style-complex="normal"/>
    </style:style>
    <style:style style:name="T47" style:family="text">
      <style:text-properties fo:font-style="normal" officeooo:rsid="00c4c544" style:font-style-asian="normal" style:font-style-complex="normal"/>
    </style:style>
    <style:style style:name="T48" style:family="text">
      <style:text-properties fo:font-style="normal" officeooo:rsid="00c5a3ff" style:font-style-asian="normal" style:font-style-complex="normal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377ea4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6200fd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98a877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2f238a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b06f6e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b724f7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be47b3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c98bdf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dc3252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d543ec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solid" style:text-underline-width="auto" style:text-underline-color="font-color" officeooo:rsid="00609b51" style:font-style-asian="normal" style:font-style-complex="normal"/>
    </style:style>
    <style:style style:name="T61" style:family="text">
      <style:text-properties fo:font-style="normal" style:text-underline-style="solid" style:text-underline-width="auto" style:text-underline-color="font-color" fo:font-weight="normal" officeooo:rsid="006200fd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solid" style:text-underline-width="auto" style:text-underline-color="font-color" fo:font-weight="normal" officeooo:rsid="00609b51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solid" style:text-underline-width="auto" style:text-underline-color="font-color" fo:font-weight="normal" officeooo:rsid="00d742f0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0609b51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none" fo:font-weight="normal" officeooo:rsid="00d742f0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bold" style:font-style-asian="normal" style:font-weight-asian="bold" style:font-style-complex="normal" style:font-weight-complex="bold"/>
    </style:style>
    <style:style style:name="T67" style:family="text">
      <style:text-properties fo:font-style="normal" fo:background-color="#ffff00" loext:char-shading-value="0" style:font-style-asian="normal" style:font-style-complex="normal"/>
    </style:style>
    <style:style style:name="T68" style:family="text">
      <style:text-properties fo:font-style="normal" officeooo:rsid="00377ea4" fo:background-color="#ffff00" loext:char-shading-value="0" style:font-style-asian="normal" style:font-style-complex="normal"/>
    </style:style>
    <style:style style:name="T69" style:family="text">
      <style:text-properties fo:font-style="normal" fo:background-color="#ff99ff" loext:char-shading-value="0" style:font-style-asian="normal" style:font-style-complex="normal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02edb5a" style:font-weight-asian="bold" style:font-weight-complex="bold"/>
    </style:style>
    <style:style style:name="T72" style:family="text">
      <style:text-properties fo:font-weight="bold" officeooo:rsid="003cbbeb" style:font-weight-asian="bold" style:font-weight-complex="bold"/>
    </style:style>
    <style:style style:name="T73" style:family="text">
      <style:text-properties fo:font-weight="bold" officeooo:rsid="002fff7d" style:font-weight-asian="bold" style:font-weight-complex="bold"/>
    </style:style>
    <style:style style:name="T74" style:family="text">
      <style:text-properties fo:font-weight="bold" officeooo:rsid="00829edc" style:font-weight-asian="bold" style:font-weight-complex="bold"/>
    </style:style>
    <style:style style:name="T75" style:family="text">
      <style:text-properties fo:font-weight="bold" officeooo:rsid="0085a84a" style:font-weight-asian="bold" style:font-weight-complex="bold"/>
    </style:style>
    <style:style style:name="T76" style:family="text">
      <style:text-properties fo:font-weight="bold" officeooo:rsid="008710da" style:font-weight-asian="bold" style:font-weight-complex="bold"/>
    </style:style>
    <style:style style:name="T77" style:family="text">
      <style:text-properties fo:font-weight="bold" officeooo:rsid="00af3677" style:font-weight-asian="bold" style:font-weight-complex="bold"/>
    </style:style>
    <style:style style:name="T78" style:family="text">
      <style:text-properties fo:font-weight="bold" fo:background-color="#ff99ff" loext:char-shading-value="0" style:font-weight-asian="bold" style:font-weight-complex="bold"/>
    </style:style>
    <style:style style:name="T79" style:family="text">
      <style:text-properties fo:font-weight="bold" fo:background-color="#ffff00" loext:char-shading-value="0" style:font-weight-asian="bold" style:font-weight-complex="bold"/>
    </style:style>
    <style:style style:name="T80" style:family="text">
      <style:text-properties fo:font-weight="bold" officeooo:rsid="00d55108" fo:background-color="#ffff00" loext:char-shading-value="0" style:font-weight-asian="bold" style:font-weight-complex="bold"/>
    </style:style>
    <style:style style:name="T81" style:family="text">
      <style:text-properties officeooo:rsid="0017fd55"/>
    </style:style>
    <style:style style:name="T82" style:family="text">
      <style:text-properties officeooo:rsid="00197232"/>
    </style:style>
    <style:style style:name="T83" style:family="text">
      <style:text-properties officeooo:rsid="001a1df8"/>
    </style:style>
    <style:style style:name="T84" style:family="text">
      <style:text-properties officeooo:rsid="001be258"/>
    </style:style>
    <style:style style:name="T85" style:family="text">
      <style:text-properties officeooo:rsid="001dbf4c"/>
    </style:style>
    <style:style style:name="T86" style:family="text">
      <style:text-properties officeooo:rsid="0021e8a6"/>
    </style:style>
    <style:style style:name="T87" style:family="text">
      <style:text-properties officeooo:rsid="0022842d"/>
    </style:style>
    <style:style style:name="T88" style:family="text">
      <style:text-properties officeooo:rsid="00244e39"/>
    </style:style>
    <style:style style:name="T89" style:family="text">
      <style:text-properties officeooo:rsid="0025867b"/>
    </style:style>
    <style:style style:name="T90" style:family="text">
      <style:text-properties officeooo:rsid="002edb5a"/>
    </style:style>
    <style:style style:name="T91" style:family="text">
      <style:text-properties fo:font-weight="normal" style:font-weight-asian="normal" style:font-weight-complex="normal"/>
    </style:style>
    <style:style style:name="T92" style:family="text">
      <style:text-properties fo:font-weight="normal" officeooo:rsid="002fff7d" style:font-weight-asian="normal" style:font-weight-complex="normal"/>
    </style:style>
    <style:style style:name="T93" style:family="text">
      <style:text-properties fo:font-weight="normal" officeooo:rsid="003cbbeb" style:font-weight-asian="normal" style:font-weight-complex="normal"/>
    </style:style>
    <style:style style:name="T94" style:family="text">
      <style:text-properties fo:font-weight="normal" officeooo:rsid="00514f0e" style:font-weight-asian="normal" style:font-weight-complex="normal"/>
    </style:style>
    <style:style style:name="T95" style:family="text">
      <style:text-properties fo:font-weight="normal" officeooo:rsid="00a145c2" style:font-weight-asian="normal" style:font-weight-complex="normal"/>
    </style:style>
    <style:style style:name="T96" style:family="text">
      <style:text-properties fo:font-weight="normal" officeooo:rsid="00b0e5a4" style:font-weight-asian="normal" style:font-weight-complex="normal"/>
    </style:style>
    <style:style style:name="T97" style:family="text">
      <style:text-properties fo:font-weight="normal" officeooo:rsid="00507e69" style:font-weight-asian="normal" style:font-weight-complex="normal"/>
    </style:style>
    <style:style style:name="T98" style:family="text">
      <style:text-properties fo:font-weight="normal" officeooo:rsid="00acdcd6" style:font-weight-asian="normal" style:font-weight-complex="normal"/>
    </style:style>
    <style:style style:name="T99" style:family="text">
      <style:text-properties fo:font-weight="normal" officeooo:rsid="00ae892b" style:font-weight-asian="normal" style:font-weight-complex="normal"/>
    </style:style>
    <style:style style:name="T100" style:family="text">
      <style:text-properties fo:font-weight="normal" officeooo:rsid="00b9beee" style:font-weight-asian="normal" style:font-weight-complex="normal"/>
    </style:style>
    <style:style style:name="T101" style:family="text">
      <style:text-properties fo:font-weight="normal" officeooo:rsid="00c1af58" style:font-weight-asian="normal" style:font-weight-complex="normal"/>
    </style:style>
    <style:style style:name="T102" style:family="text">
      <style:text-properties fo:font-weight="normal" officeooo:rsid="00cecca6" style:font-weight-asian="normal" style:font-weight-complex="normal"/>
    </style:style>
    <style:style style:name="T103" style:family="text">
      <style:text-properties fo:font-weight="normal" officeooo:rsid="00d0f335" style:font-weight-asian="normal" style:font-weight-complex="normal"/>
    </style:style>
    <style:style style:name="T104" style:family="text">
      <style:text-properties fo:font-weight="normal" officeooo:rsid="00d1dc8c" style:font-weight-asian="normal" style:font-weight-complex="normal"/>
    </style:style>
    <style:style style:name="T105" style:family="text">
      <style:text-properties officeooo:rsid="004c73d4"/>
    </style:style>
    <style:style style:name="T106" style:family="text">
      <style:text-properties officeooo:rsid="004e26c9"/>
    </style:style>
    <style:style style:name="T107" style:family="text">
      <style:text-properties style:font-name="Liberation Serif" fo:font-size="13pt" fo:font-weight="bold" officeooo:rsid="00701329" style:font-size-asian="13pt" style:font-weight-asian="bold" style:font-size-complex="13pt" style:font-weight-complex="bold"/>
    </style:style>
    <style:style style:name="T108" style:family="text">
      <style:text-properties style:font-name="Liberation Serif" fo:font-size="13pt" fo:font-weight="bold" officeooo:rsid="006f2cfe" style:font-size-asian="13pt" style:font-weight-asian="bold" style:font-size-complex="13pt" style:font-weight-complex="bold"/>
    </style:style>
    <style:style style:name="T109" style:family="text">
      <style:text-properties style:font-name="Liberation Serif" fo:font-size="13pt" fo:font-weight="bold" officeooo:rsid="00965bbf" style:font-size-asian="13pt" style:font-weight-asian="bold" style:font-size-complex="13pt" style:font-weight-complex="bold"/>
    </style:style>
    <style:style style:name="T110" style:family="text">
      <style:text-properties style:font-name="Liberation Serif" fo:font-size="13pt" fo:font-weight="bold" officeooo:rsid="00ad83e3" style:font-size-asian="13pt" style:font-weight-asian="bold" style:font-size-complex="13pt" style:font-weight-complex="bold"/>
    </style:style>
    <style:style style:name="T111" style:family="text">
      <style:text-properties style:font-name="Liberation Serif" fo:font-size="13pt" fo:font-weight="bold" officeooo:rsid="00ba7226" style:font-size-asian="13pt" style:font-weight-asian="bold" style:font-size-complex="13pt" style:font-weight-complex="bold"/>
    </style:style>
    <style:style style:name="T112" style:family="text">
      <style:text-properties style:font-name="Liberation Serif" fo:font-size="13pt" fo:font-weight="bold" officeooo:rsid="006f2cfe" fo:background-color="transparent" loext:char-shading-value="0" style:font-size-asian="13pt" style:font-weight-asian="bold" style:font-size-complex="13pt" style:font-weight-complex="bold"/>
    </style:style>
    <style:style style:name="T113" style:family="text">
      <style:text-properties style:font-name="Liberation Serif" fo:font-size="13pt" fo:font-weight="bold" officeooo:rsid="008971a5" fo:background-color="transparent" loext:char-shading-value="0" style:font-size-asian="13pt" style:font-weight-asian="bold" style:font-size-complex="13pt" style:font-weight-complex="bold"/>
    </style:style>
    <style:style style:name="T114" style:family="text">
      <style:text-properties style:font-name="Liberation Serif" fo:font-size="13pt" officeooo:rsid="00b9b4ce" style:font-size-asian="13pt" style:font-size-complex="13pt"/>
    </style:style>
    <style:style style:name="T115" style:family="text">
      <style:text-properties style:font-name="Liberation Serif" fo:font-size="13pt" officeooo:rsid="00bc9323" style:font-size-asian="13pt" style:font-size-complex="13pt"/>
    </style:style>
    <style:style style:name="T116" style:family="text">
      <style:text-properties style:font-name="Liberation Serif" fo:font-size="13pt" fo:font-style="italic" style:font-size-asian="13pt" style:font-style-asian="italic" style:font-size-complex="13pt" style:font-style-complex="italic"/>
    </style:style>
    <style:style style:name="T117" style:family="text">
      <style:text-properties style:font-name="Liberation Serif" fo:font-size="13pt" fo:font-style="italic" officeooo:rsid="00b9b4ce" style:font-size-asian="13pt" style:font-style-asian="italic" style:font-size-complex="13pt" style:font-style-complex="italic"/>
    </style:style>
    <style:style style:name="T118" style:family="text">
      <style:text-properties style:font-name="Liberation Serif" fo:font-size="13pt" fo:font-style="italic" fo:font-weight="bold" officeooo:rsid="00ba7226" style:font-size-asian="13pt" style:font-style-asian="italic" style:font-weight-asian="bold" style:font-size-complex="13pt" style:font-style-complex="italic" style:font-weight-complex="bold"/>
    </style:style>
    <style:style style:name="T119" style:family="text">
      <style:text-properties style:font-name="Liberation Serif" fo:font-size="13pt" fo:font-style="normal" style:font-size-asian="13pt" style:font-style-asian="normal" style:font-size-complex="13pt" style:font-style-complex="normal"/>
    </style:style>
    <style:style style:name="T120" style:family="text">
      <style:text-properties style:font-name="Liberation Serif" fo:font-size="13pt" fo:font-style="normal" officeooo:rsid="00b9b4ce" style:font-size-asian="13pt" style:font-style-asian="normal" style:font-size-complex="13pt" style:font-style-complex="normal"/>
    </style:style>
    <style:style style:name="T121" style:family="text">
      <style:text-properties style:font-name="Liberation Serif" fo:font-size="13pt" fo:font-style="normal" officeooo:rsid="00bc9323" style:font-size-asian="13pt" style:font-style-asian="normal" style:font-size-complex="13pt" style:font-style-complex="normal"/>
    </style:style>
    <style:style style:name="T122" style:family="text">
      <style:text-properties style:font-name="Liberation Serif" fo:font-size="13pt" fo:font-style="normal" officeooo:rsid="00bcf361" style:font-size-asian="13pt" style:font-style-asian="normal" style:font-size-complex="13pt" style:font-style-complex="normal"/>
    </style:style>
    <style:style style:name="T123" style:family="text">
      <style:text-properties style:font-name="Liberation Serif" fo:font-size="13pt" fo:font-style="normal" officeooo:rsid="00bda1f1" style:font-size-asian="13pt" style:font-style-asian="normal" style:font-size-complex="13pt" style:font-style-complex="normal"/>
    </style:style>
    <style:style style:name="T124" style:family="text">
      <style:text-properties style:font-name="Liberation Serif" fo:font-size="13pt" fo:font-style="normal" officeooo:rsid="00c37c4f" style:font-size-asian="13pt" style:font-style-asian="normal" style:font-size-complex="13pt" style:font-style-complex="normal"/>
    </style:style>
    <style:style style:name="T125" style:family="text">
      <style:text-properties style:font-name="Liberation Serif" fo:font-size="13pt" fo:font-style="normal" fo:font-weight="bold" officeooo:rsid="00ba7226" style:font-size-asian="13pt" style:font-style-asian="normal" style:font-weight-asian="bold" style:font-size-complex="13pt" style:font-style-complex="normal" style:font-weight-complex="bold"/>
    </style:style>
    <style:style style:name="T126" style:family="text">
      <style:text-properties officeooo:rsid="005956e0"/>
    </style:style>
    <style:style style:name="T127" style:family="text">
      <style:text-properties officeooo:rsid="005b09d3"/>
    </style:style>
    <style:style style:name="T128" style:family="text">
      <style:text-properties style:text-underline-style="solid" style:text-underline-width="auto" style:text-underline-color="font-color" officeooo:rsid="00625baa"/>
    </style:style>
    <style:style style:name="T129" style:family="text">
      <style:text-properties style:text-underline-style="solid" style:text-underline-width="auto" style:text-underline-color="font-color" officeooo:rsid="00634ec2"/>
    </style:style>
    <style:style style:name="T130" style:family="text">
      <style:text-properties officeooo:rsid="006200fd"/>
    </style:style>
    <style:style style:name="T131" style:family="text">
      <style:text-properties style:text-underline-style="none" officeooo:rsid="00634ec2"/>
    </style:style>
    <style:style style:name="T132" style:family="text">
      <style:text-properties style:text-underline-style="none" officeooo:rsid="0068f0fa"/>
    </style:style>
    <style:style style:name="T133" style:family="text">
      <style:text-properties style:text-underline-style="none" officeooo:rsid="00625baa"/>
    </style:style>
    <style:style style:name="T134" style:family="text">
      <style:text-properties style:text-underline-style="none" officeooo:rsid="006b0861"/>
    </style:style>
    <style:style style:name="T135" style:family="text">
      <style:text-properties officeooo:rsid="00625baa"/>
    </style:style>
    <style:style style:name="T136" style:family="text">
      <style:text-properties officeooo:rsid="0062a451"/>
    </style:style>
    <style:style style:name="T137" style:family="text">
      <style:text-properties officeooo:rsid="0065171a"/>
    </style:style>
    <style:style style:name="T138" style:family="text">
      <style:text-properties fo:font-variant="small-caps" officeooo:rsid="0065171a" fo:background-color="transparent" loext:char-shading-value="0"/>
    </style:style>
    <style:style style:name="T139" style:family="text">
      <style:text-properties fo:font-variant="small-caps" officeooo:rsid="0068dc67" fo:background-color="transparent" loext:char-shading-value="0"/>
    </style:style>
    <style:style style:name="T140" style:family="text">
      <style:text-properties fo:font-variant="small-caps" officeooo:rsid="0068f0fa" fo:background-color="transparent" loext:char-shading-value="0"/>
    </style:style>
    <style:style style:name="T141" style:family="text">
      <style:text-properties fo:font-variant="small-caps" officeooo:rsid="006a11e8" fo:background-color="transparent" loext:char-shading-value="0"/>
    </style:style>
    <style:style style:name="T142" style:family="text">
      <style:text-properties officeooo:rsid="0068dc67"/>
    </style:style>
    <style:style style:name="T143" style:family="text">
      <style:text-properties officeooo:rsid="006a11e8"/>
    </style:style>
    <style:style style:name="T144" style:family="text">
      <style:text-properties officeooo:rsid="006c2c32"/>
    </style:style>
    <style:style style:name="T145" style:family="text">
      <style:text-properties officeooo:rsid="007a73a3"/>
    </style:style>
    <style:style style:name="T146" style:family="text">
      <style:text-properties officeooo:rsid="0085a84a"/>
    </style:style>
    <style:style style:name="T147" style:family="text">
      <style:text-properties officeooo:rsid="0087a4f3"/>
    </style:style>
    <style:style style:name="T148" style:family="text">
      <style:text-properties officeooo:rsid="00919973"/>
    </style:style>
    <style:style style:name="T149" style:family="text">
      <style:text-properties officeooo:rsid="009f1099"/>
    </style:style>
    <style:style style:name="T150" style:family="text">
      <style:text-properties officeooo:rsid="00a145c2"/>
    </style:style>
    <style:style style:name="T151" style:family="text">
      <style:text-properties officeooo:rsid="00ad0558"/>
    </style:style>
    <style:style style:name="T152" style:family="text">
      <style:text-properties officeooo:rsid="00b431ed"/>
    </style:style>
    <style:style style:name="T153" style:family="text">
      <style:text-properties officeooo:rsid="00bb69b7"/>
    </style:style>
    <style:style style:name="T154" style:family="text">
      <style:text-properties fo:background-color="#ffff00" loext:char-shading-value="0"/>
    </style:style>
    <style:style style:name="T155" style:family="text">
      <style:text-properties officeooo:rsid="00ae892b" fo:background-color="#ffff00" loext:char-shading-value="0"/>
    </style:style>
    <style:style style:name="T156" style:family="text">
      <style:text-properties fo:background-color="#66ffff" loext:char-shading-value="0"/>
    </style:style>
    <style:style style:name="T157" style:family="text">
      <style:text-properties officeooo:rsid="00d0f335" fo:background-color="#66ffff" loext:char-shading-value="0"/>
    </style:style>
    <style:style style:name="T158" style:family="text">
      <style:text-properties style:font-style-complex="normal"/>
    </style:style>
    <style:style style:name="T159" style:family="text">
      <style:text-properties officeooo:rsid="00bc0e13"/>
    </style:style>
    <style:style style:name="T160" style:family="text">
      <style:text-properties officeooo:rsid="00ae892b"/>
    </style:style>
    <style:style style:name="T161" style:family="text">
      <style:text-properties officeooo:rsid="00b0e5a4"/>
    </style:style>
    <style:style style:name="T162" style:family="text">
      <style:text-properties fo:background-color="#ff99ff" loext:char-shading-value="0"/>
    </style:style>
    <style:style style:name="T163" style:family="text">
      <style:text-properties officeooo:rsid="00d0da11"/>
    </style:style>
    <style:style style:name="T164" style:family="text">
      <style:text-properties officeooo:rsid="00d8fd70"/>
    </style:style>
    <style:style style:name="T165" style:family="text">
      <style:text-properties officeooo:rsid="00d702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arques sur l'étiquetage :</text:p>
      <text:p text:style-name="P6"/>
      <text:p text:style-name="P6"/>
      <text:p text:style-name="P1">Genre du pronom relatif : mettre rien ou neutre quand pas évident. Voir si on distingue les deux.</text:p>
      <text:p text:style-name="P1">(cf <text:span text:style-name="T1">B_w_000001)</text:span></text:p>
      <text:p text:style-name="P1"/>
      <text:p text:style-name="P6">Selon la norme Cattex, les participes présents doivent être indiqués en tant que tels dans MS, sauf certaines exceptions, explicitées dans le manuel, <text:span text:style-name="T106">pour lesquelles l'écart avec le verbe justifie de les étiqueter en adj en MS (et toujours VERppa en M)</text:span>.</text:p>
      <text:p text:style-name="P1"/>
      <text:p text:style-name="P6">Substantif « combatant » : pas de lemme dans le dictionnaire mais combatre. Le mettre en lemme.</text:p>
      <text:p text:style-name="P2"><text:span text:style-name="T2">(cf </text:span><text:span text:style-name="T1">B_w_000036</text:span><text:span text:style-name="T2">)</text:span></text:p>
      <text:p text:style-name="P2"/>
      <text:p text:style-name="P6">« ço fu le jor » : « le jor » en cas <text:span text:style-name="T152">sujet</text:span> .</text:p>
      <text:p text:style-name="P2"><text:span text:style-name="T2">(cf </text:span><text:span text:style-name="T1">B_w_000127</text:span><text:span text:style-name="T2">)</text:span></text:p>
      <text:p text:style-name="P2"/>
      <text:p text:style-name="P3">Comment traiter le cas des locutions adverbiales, du type « en haut » :</text:p>
      <text:p text:style-name="P6"/>
      <text:p text:style-name="P1"/>
      <text:p text:style-name="P5"><text:span text:style-name="T4">⚠ </text:span><text:span text:style-name="T5">P</text:span><text:span text:style-name="T3">our les lemmes ajoutés car absents de TL, voir à la fin de ce document.</text:span></text:p>
      <text:p text:style-name="P8"/>
      <text:p text:style-name="P14"><text:span text:style-name="T107">⚠ </text:span><text:span text:style-name="T108">Attention aux distinctions entre ne1 </text:span><text:span text:style-name="T110">(ne, n', nen)</text:span><text:span text:style-name="T108"> /ne2 </text:span><text:span text:style-name="T110">(ne, ni, n')</text:span><text:span text:style-name="T108"> (ADVneg / CONcoo)  ; <text:s/>se (CONsub) / si (ADVgen) ; </text:span><text:span text:style-name="T109">en1 (PRE) et en2 (ADV) </text:span><text:span text:style-name="T108">;</text:span><text:span text:style-name="T112"> </text:span><text:span text:style-name="T113">cant1 (&lt;quando, qui peut être ADVint, ADVsub, CONsub, ADVgen) et cant2 (&lt;quantum).</text:span></text:p>
      <text:p text:style-name="P4"/>
      <text:p text:style-name="Text_20_body">« <text:span text:style-name="T151">car initial est &lt;ADVgen&gt; lorsqu’il précède un subjonctif d’ordre ou un impératif. Dans </text:span></text:p>
      <text:p text:style-name="Text_20_body">les autres cas, il est &lt;CONcoo&gt; »</text:p>
      <text:p text:style-name="P109">TL <text:span text:style-name="T153">(aussi AND)</text:span> distingue : <text:s/><text:span text:style-name="T114">ainz (&lt; ANTES), </text:span><text:span text:style-name="T117">avant</text:span><text:span text:style-name="T120">, </text:span><text:span text:style-name="T117">au contraire</text:span><text:span text:style-name="T114"> ≠ ainc (</text:span><text:span text:style-name="T115">&lt; *ANQUE, cf. FEW</text:span><text:span text:style-name="T114">), </text:span><text:span text:style-name="T117">jamais </text:span><text:span text:style-name="T121">(</text:span><text:span text:style-name="T122">plus </text:span><text:span text:style-name="T120">rare</text:span><text:span text:style-name="T121">). </text:span><text:span text:style-name="T123">Les graphies des manuscrits sont par contre à peu près interchangeables (ainz, ainc, aincs, einz, etc.)</text:span></text:p>
      <text:p text:style-name="P111"><text:span text:style-name="T117">c</text:span><text:span text:style-name="T116">e1</text:span><text:span text:style-name="T119"> pronom démonstratif neutre (ço en AN) et </text:span><text:span text:style-name="T116">ce2</text:span><text:span text:style-name="T119"> </text:span><text:span text:style-name="T124">(cis, ce, ces) </text:span><text:span text:style-name="T119">= cel, cest</text:span></text:p>
      <text:p text:style-name="P112">« es/as/ais [TL <text:span text:style-name="T11">ez</text:span><text:span text:style-name="T35">]</text:span> dans la construction <text:span text:style-name="T11">es vos</text:span> est &lt;ADVgen&gt; »</text:p>
      <text:p text:style-name="Heading_20_2">Pronoms<text:span text:style-name="T107">⚠ </text:span><text:span text:style-name="T111">à la distinction entre régime direct (</text:span><text:span text:style-name="T118">r</text:span><text:span text:style-name="T125">, le pronom est COD) et régime indirect prépositionnel ou non prépositionnel (</text:span><text:span text:style-name="T118">i</text:span><text:span text:style-name="T125">, le pronom est COI, et se trouve derrière une préposition ou non; par ex ; il </text:span><text:span text:style-name="T118">li</text:span><text:span text:style-name="T125"> dit sa pensee = il dit sa pensee [COD] </text:span><text:span text:style-name="T118">à lui</text:span><text:span text:style-name="T125"> [COI])</text:span></text:p>
      <text:p text:style-name="P7">Autre ex. : Karles mes sire vos rendra toz voz drois = Karles rendra <text:span text:style-name="T11">toz voz drois</text:span><text:span text:style-name="T158"> [COD] </text:span><text:span text:style-name="T11">vos</text:span><text:span text:style-name="T158"> [COI]</text:span></text:p>
      <text:p text:style-name="P168">Pronoms relatifs ou interrogatifs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ext_20_body"/>
          </table:table-cell>
          <table:table-cell table:style-name="Tableau4.A1" office:value-type="string">
            <text:p text:style-name="P134">Masc. et fém.</text:p>
          </table:table-cell>
          <table:table-cell table:style-name="Tableau4.A1" office:value-type="string">
            <text:p text:style-name="P134">Neutre</text:p>
          </table:table-cell>
          <table:table-cell table:style-name="Tableau4.D1" office:value-type="string">
            <text:p text:style-name="P134">Lemme<text:span text:style-name="T105">s</text:span> TL</text:p>
          </table:table-cell>
        </table:table-row>
        <table:table-row>
          <table:table-cell table:style-name="Tableau4.A2" office:value-type="string">
            <text:p text:style-name="Text_20_body">CS</text:p>
          </table:table-cell>
          <table:table-cell table:style-name="Tableau4.A2" office:value-type="string">
            <text:p text:style-name="P135">qui, ki (<text:span text:style-name="T11">dial., </text:span><text:span text:style-name="T17">surt. AN et E.,</text:span><text:span text:style-name="T35"> que, ke)</text:span></text:p>
          </table:table-cell>
          <table:table-cell table:style-name="Tableau4.A2" office:value-type="string">
            <text:p text:style-name="P135">qui, ki ; que, ke</text:p>
          </table:table-cell>
          <table:table-cell table:style-name="Tableau4.D2" office:value-type="string">
            <text:p text:style-name="P96">qui <text:span text:style-name="T91">; </text:span><text:span text:style-name="T144">que2|que3</text:span></text:p>
          </table:table-cell>
        </table:table-row>
        <table:table-row>
          <table:table-cell table:style-name="Tableau4.A2" office:value-type="string">
            <text:p text:style-name="P133">CR1</text:p>
          </table:table-cell>
          <table:table-cell table:style-name="Tableau4.A2" office:value-type="string">
            <text:p text:style-name="P136">que, ke</text:p>
          </table:table-cell>
          <table:table-cell table:style-name="Tableau4.A2" office:value-type="string">
            <text:p text:style-name="P140">que, ke</text:p>
          </table:table-cell>
          <table:table-cell table:style-name="Tableau4.D2" office:value-type="string">
            <text:p text:style-name="P145">que2|que3</text:p>
          </table:table-cell>
        </table:table-row>
        <table:table-row>
          <table:table-cell table:style-name="Tableau4.A2" office:value-type="string">
            <text:p text:style-name="P133">CR2</text:p>
          </table:table-cell>
          <table:table-cell table:style-name="Tableau4.A2" office:value-type="string">
            <text:p text:style-name="P140">cui, qui ; coi, quoi</text:p>
          </table:table-cell>
          <table:table-cell table:style-name="Tableau4.A2" office:value-type="string">
            <text:p text:style-name="P140">coi ; quoi</text:p>
          </table:table-cell>
          <table:table-cell table:style-name="Tableau4.D2" office:value-type="string">
            <text:p text:style-name="P97">cui ; <text:span text:style-name="T126">coi2</text:span></text:p>
          </table:table-cell>
        </table:table-row>
      </table:table>
      <text:p text:style-name="Text_20_body"><text:soft-page-break/>C'est <text:span text:style-name="T127">un peu compliqué, chez TL, au niveau des lemmes pour </text:span><text:span text:style-name="T18">que</text:span><text:span text:style-name="T127"> (surtout quand on le confronte à la vision Cattex), qui distingue :</text:span></text:p>
      <text:p text:style-name="P141"><text:span text:style-name="T70">que1</text:span> <text:span text:style-name="T137">(&lt; </text:span><text:span text:style-name="T138">quam</text:span><text:span text:style-name="T137">) </text:span>: Vergleichspart. ; qu', ke (8; 6; 26) =&gt; <text:span text:style-name="T11">que</text:span> comparatif (al. <text:span text:style-name="T11">als</text:span><text:span text:style-name="T35">), par ex. </text:span><text:span text:style-name="T22">plus tost…que …</text:span><text:span text:style-name="T44">, </text:span><text:span text:style-name="T23">plus bel que…</text:span><text:span text:style-name="T45">, </text:span><text:span text:style-name="T23">n'en a que…</text:span><text:span text:style-name="T45">, </text:span><text:span text:style-name="T24">fors que</text:span><text:span text:style-name="T46">…,</text:span><text:span text:style-name="T45"> </text:span><text:span text:style-name="T44">etc.</text:span><text:span text:style-name="T35"> ; </text:span><text:span text:style-name="T40">dans Cattex, il s'agit du que </text:span><text:span text:style-name="T60">CONsub</text:span><text:span text:style-name="T40">, avec le lemme </text:span><text:span text:style-name="T62">que1</text:span><text:span text:style-name="T64"> </text:span><text:span text:style-name="T65">[peut-être aussi </text:span><text:span text:style-name="T34">que</text:span><text:span text:style-name="T65"> ADVgen, dans </text:span><text:span text:style-name="T34">ne…que</text:span><text:span text:style-name="T65">, </text:span><text:span text:style-name="T34">ne mais que</text:span><text:span text:style-name="T65">]</text:span></text:p>
      <text:p text:style-name="P142"><text:span text:style-name="T70">que2</text:span> <text:span text:style-name="T142">(&lt; </text:span><text:span text:style-name="T138">qu</text:span><text:span text:style-name="T139">i, quem, quam, quod</text:span><text:span text:style-name="T142">) </text:span>: pron. rel., adv. rel. ; qu', ke (8; 9; 18) <text:span text:style-name="T135">=&gt; </text:span><text:span text:style-name="T20">que</text:span><text:span text:style-name="T135"> </text:span><text:span text:style-name="T128">PROrel</text:span><text:span text:style-name="T135">, (la chose que j'ai mangée…), avec le lemme </text:span><text:span text:style-name="T128">que2</text:span><text:span text:style-name="T133">, </text:span><text:span text:style-name="T134">confondu en pratique avec le suivant</text:span></text:p>
      <text:p text:style-name="P143"><text:span text:style-name="T70">que3</text:span> <text:span text:style-name="T142">(&lt; </text:span><text:span text:style-name="T138">qu</text:span><text:span text:style-name="T139">i</text:span><text:span text:style-name="T140">d</text:span><text:span text:style-name="T142">) </text:span>: pron. interrog. ; qu', ke (8; 19; 34) <text:span text:style-name="T136">=&gt; </text:span><text:span text:style-name="T21">que</text:span><text:span text:style-name="T136"> </text:span><text:span text:style-name="T129">PROint</text:span><text:span text:style-name="T131">, </text:span><text:span text:style-name="T132">avec le lemme </text:span><text:span text:style-name="T128">que3</text:span></text:p>
      <text:p text:style-name="P144"><text:span text:style-name="T70">que4</text:span> <text:span text:style-name="T143">(&lt; </text:span><text:span text:style-name="T138">qu</text:span><text:span text:style-name="T141">ia</text:span><text:span text:style-name="T143">) </text:span>: conjunct. ; ques, ke (8; 23; 28) <text:span text:style-name="T130">=&gt; </text:span><text:span text:style-name="T19">que</text:span><text:span text:style-name="T130"> conj. sub., (al. </text:span><text:span text:style-name="T19">daß</text:span><text:span text:style-name="T41">), par ex. </text:span><text:span text:style-name="T19">il avint que… </text:span><text:span text:style-name="T41">; </text:span><text:span text:style-name="T47">aussi consécutif, </text:span><text:span text:style-name="T25">il fist tant que…</text:span><text:span text:style-name="T47">, </text:span><text:span text:style-name="T48">etc.,</text:span><text:span text:style-name="T41"> dans Cattex, c'est aussi le </text:span><text:span text:style-name="T19">que</text:span><text:span text:style-name="T41"> </text:span><text:span text:style-name="T61">CONsub</text:span><text:span text:style-name="T64">, avec le lemme </text:span><text:span text:style-name="T61">que4</text:span></text:p>
      <text:p text:style-name="P146"><text:span text:style-name="T49">N.B. : </text:span><text:span text:style-name="T51">C</text:span><text:span text:style-name="T49">attex a également un que ADVgen, « dans la négation restrictive (ne [...] que) est étiqueté &lt;ADVgen&gt; ; idem dans la construction ne [...] mais [...] que [...] ou ne [...] mais [...] ». </text:span><text:span text:style-name="T52">On lui donne également le lemme </text:span><text:span text:style-name="T62">que1</text:span><text:span text:style-name="T51">. </text:span><text:span text:style-name="T54">Ex. Franceis se taisent, ne mais que Guenelun.</text:span></text:p>
      <text:p text:style-name="P166">Pronoms personnels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A"/>
        <table:table-column table:style-name="Tableau5.G"/>
        <table:table-column table:style-name="Tableau5.H"/>
        <table:table-row>
          <table:table-cell table:style-name="Tableau5.A1" office:value-type="string">
            <text:p text:style-name="P71">pers.</text:p>
          </table:table-cell>
          <table:table-cell table:style-name="Tableau5.A1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table-cell table:style-name="Tableau5.H1" office:value-type="string">
            <text:p text:style-name="P72">Lemme <text:span text:style-name="T148">retenu</text:span></text:p>
          </table:table-cell>
        </table:table-row>
        <table:table-row>
          <table:table-cell table:style-name="Tableau5.A2" office:value-type="string">
            <text:p text:style-name="P71">1 sg.</text:p>
          </table:table-cell>
          <table:table-cell table:style-name="Tableau5.A2" table:number-columns-spanned="6" office:value-type="string">
            <text:p text:style-name="P77">CS <text:s/>je, …, <text:span text:style-name="T70">gié</text:span></text:p>
            <text:p text:style-name="P77">CR <text:s/>me, <text:span text:style-name="T70">mei, moi</text:span><text:span text:style-name="T91">, </text:span><text:span text:style-name="T70">m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3">je</text:p>
          </table:table-cell>
        </table:table-row>
        <table:table-row>
          <table:table-cell table:style-name="Tableau5.A2" office:value-type="string">
            <text:p text:style-name="P71">2 sg.</text:p>
          </table:table-cell>
          <table:table-cell table:style-name="Tableau5.A2" table:number-columns-spanned="6" office:value-type="string">
            <text:p text:style-name="P77">CS tu (<text:span text:style-name="T11">pic</text:span>. te)</text:p>
            <text:p text:style-name="P77">CR te, <text:span text:style-name="T70">tei, toi, t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6">tu</text:p>
          </table:table-cell>
        </table:table-row>
        <table:table-row>
          <table:table-cell table:style-name="Tableau5.A2" office:value-type="string">
            <text:p text:style-name="P71">3 sg.</text:p>
          </table:table-cell>
          <table:table-cell table:style-name="Tableau5.A2" office:value-type="string">
            <text:p text:style-name="P78">masc.</text:p>
            <text:p text:style-name="P77">CS il, ilh, i</text:p>
            <text:p text:style-name="P77">CR le, <text:span text:style-name="T74">lui</text:span></text:p>
            <text:p text:style-name="P80">CRI li, <text:span text:style-name="T70">lui</text:span></text:p>
          </table:table-cell>
          <table:table-cell table:style-name="Tableau5.A2" table:number-columns-spanned="3" office:value-type="string">
            <text:p text:style-name="P78">fém.</text:p>
            <text:p text:style-name="P79">ele</text:p>
            <text:p text:style-name="P79">la (pic. le), <text:span text:style-name="T70">li, lei, lié</text:span></text:p>
            <text:p text:style-name="P79">li, <text:span text:style-name="T70">li, lei, lié</text:span></text:p>
          </table:table-cell>
          <table:covered-table-cell/>
          <table:covered-table-cell/>
          <table:table-cell table:style-name="Tableau5.A2" office:value-type="string">
            <text:p text:style-name="P87">neutre</text:p>
            <text:p text:style-name="P88">il, el</text:p>
            <text:p text:style-name="P88">le, lo,… </text:p>
            <text:p text:style-name="P88"/>
          </table:table-cell>
          <table:table-cell table:style-name="Tableau5.A2" office:value-type="string">
            <text:p text:style-name="P82">réfl.</text:p>
            <text:p text:style-name="P82"/>
            <text:p text:style-name="P84">se, <text:span text:style-name="T70">sei, soi</text:span></text:p>
          </table:table-cell>
          <table:table-cell table:style-name="Tableau5.H2" office:value-type="string">
            <text:p text:style-name="P73">il ; <text:span text:style-name="T149">soi1</text:span></text:p>
          </table:table-cell>
        </table:table-row>
        <table:table-row>
          <table:table-cell table:style-name="Tableau5.A2" office:value-type="string">
            <text:p text:style-name="P71"><text:span text:style-name="T145">1</text:span> <text:span text:style-name="T145">pl</text:span>.</text:p>
          </table:table-cell>
          <table:table-cell table:style-name="Tableau5.A2" table:number-columns-spanned="6" office:value-type="string">
            <text:p text:style-name="P86">nos, n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5">nos1</text:p>
          </table:table-cell>
        </table:table-row>
        <table:table-row>
          <table:table-cell table:style-name="Tableau5.A2" office:value-type="string">
            <text:p text:style-name="P71"><text:span text:style-name="T145">2</text:span> <text:span text:style-name="T145">pl</text:span>.</text:p>
          </table:table-cell>
          <table:table-cell table:style-name="Tableau5.A2" table:number-columns-spanned="6" office:value-type="string">
            <text:p text:style-name="P86">vos, v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5">vos1 <text:span text:style-name="T163">[ou vos?]</text:span></text:p>
          </table:table-cell>
        </table:table-row>
        <table:table-row>
          <table:table-cell table:style-name="Tableau5.A2" office:value-type="string">
            <text:p text:style-name="P71"><text:span text:style-name="T145">3</text:span> <text:span text:style-name="T145">pl</text:span>.</text:p>
          </table:table-cell>
          <table:table-cell table:style-name="Tableau5.A2" table:number-columns-spanned="2" office:value-type="string">
            <text:p text:style-name="P78">masc.</text:p>
            <text:p text:style-name="P77">CS il, ilh, i</text:p>
            <text:p text:style-name="P77">CR le<text:span text:style-name="T146">s, </text:span><text:span text:style-name="T75">els, eus</text:span></text:p>
            <text:p text:style-name="P85">CRI <text:span text:style-name="T146">lor, </text:span><text:span text:style-name="T75">els, eus</text:span></text:p>
          </table:table-cell>
          <table:covered-table-cell/>
          <table:table-cell table:style-name="Tableau5.A2" office:value-type="string">
            <text:p text:style-name="P78">fém.</text:p>
            <text:p text:style-name="P79">ele<text:span text:style-name="T146">s, els, eus</text:span></text:p>
            <text:p text:style-name="P89">les, <text:span text:style-name="T76">eles, els, eus</text:span></text:p>
            <text:p text:style-name="P90">lor, <text:span text:style-name="T70">eles, els, eus</text:span></text:p>
          </table:table-cell>
          <table:table-cell table:style-name="Tableau5.A2" table:number-columns-spanned="3" office:value-type="string">
            <text:p text:style-name="P81">réfl.</text:p>
            <text:p text:style-name="P81"/>
            <text:p text:style-name="P83">se, <text:span text:style-name="T70">sei, soi</text:span></text:p>
          </table:table-cell>
          <table:covered-table-cell/>
          <table:covered-table-cell/>
          <table:table-cell table:style-name="Tableau5.H2" office:value-type="string">
            <text:p text:style-name="P74">il</text:p>
          </table:table-cell>
        </table:table-row>
      </table:table>
      <text:p text:style-name="Text_20_body"/>
      <text:p text:style-name="Text_20_body"/>
      <text:p text:style-name="P167">Pronoms, déterminants et articles possessifs : les paradigmes et leurs lemmes <text:span text:style-name="T147">⛄</text:span></text:p>
      <text:p text:style-name="Heading_20_4">Rappel de la distinction traditionnelle</text:p>
      <text:p text:style-name="Text_20_body">Cel<text:span text:style-name="T6">le-ci oppose « article » possessif, faible, et adjectif possessif fort.</text:span></text:p>
      <text:p text:style-name="P91">Les deux paradigmes sont distincts au sg., mais en grande partie <text:span text:style-name="T7">communs au pl. TL propose des </text:span><text:soft-page-break/><text:span text:style-name="T7">lemmes pour chaque personne</text:span></text:p>
      <text:p text:style-name="P91"/>
      <text:p text:style-name="P95">« <text:span text:style-name="T8">article » possessif, possesseur uniqu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row>
          <table:table-cell table:style-name="Tableau1.A1" office:value-type="string">
            <text:p text:style-name="Table_20_Contents"/>
          </table:table-cell>
          <table:table-cell table:style-name="Tableau1.A1" table:number-columns-spanned="2" office:value-type="string">
            <text:p text:style-name="P17">Masc.</text:p>
          </table:table-cell>
          <table:covered-table-cell/>
          <table:table-cell table:style-name="Tableau1.A1" table:number-columns-spanned="2" office:value-type="string">
            <text:p text:style-name="P17">Fém.</text:p>
          </table:table-cell>
          <table:covered-table-cell/>
          <table:table-cell table:style-name="Tableau1.F1" office:value-type="string">
            <text:p text:style-name="P17">Lemme <text:span text:style-name="T83">TL</text:span></text:p>
          </table:table-cell>
        </table:table-row>
        <table:table-row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41">Sg.</text:p>
          </table:table-cell>
          <table:table-cell table:style-name="Tableau1.A2" office:value-type="string">
            <text:p text:style-name="P24">Pl.</text:p>
          </table:table-cell>
          <table:table-cell table:style-name="Tableau1.A2" office:value-type="string">
            <text:p text:style-name="P30">Sg.</text:p>
          </table:table-cell>
          <table:table-cell table:style-name="Tableau1.A2" office:value-type="string">
            <text:p text:style-name="P30">Pl.</text:p>
          </table:table-cell>
          <table:table-cell table:style-name="Tableau1.F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16">1<text:span text:style-name="T9">re</text:span> pers.</text:p>
          </table:table-cell>
          <table:table-cell table:style-name="Tableau1.A2" office:value-type="string">
            <text:p text:style-name="P23">CS <text:span text:style-name="T11">mes</text:span><text:span text:style-name="T35">, </text:span><text:span text:style-name="T11">mis </text:span><text:span text:style-name="T35">(AN)</text:span></text:p>
            <text:p text:style-name="P40">CR <text:span text:style-name="T11">mon, mun</text:span> (AN<text:span text:style-name="T82">)</text:span>, <text:span text:style-name="T11">men</text:span> (pic.)</text:p>
          </table:table-cell>
          <table:table-cell table:style-name="Tableau1.A2" office:value-type="string">
            <text:p text:style-name="P50">mi</text:p>
            <text:p text:style-name="P50">mes</text:p>
          </table:table-cell>
          <table:table-cell table:style-name="Tableau1.A2" office:value-type="string">
            <text:p text:style-name="P29"><text:span text:style-name="T11">ma</text:span>, <text:span text:style-name="T11">me</text:span><text:span text:style-name="T35"> (pic.)</text:span></text:p>
          </table:table-cell>
          <table:table-cell table:style-name="Tableau1.A2" office:value-type="string">
            <text:p text:style-name="P50">mes</text:p>
          </table:table-cell>
          <table:table-cell table:style-name="Tableau1.F2" office:value-type="string">
            <text:p text:style-name="P60">mon1</text:p>
          </table:table-cell>
        </table:table-row>
        <table:table-row>
          <table:table-cell table:style-name="Tableau1.A2" office:value-type="string">
            <text:p text:style-name="P65">2<text:span text:style-name="T9">e</text:span> pers.</text:p>
          </table:table-cell>
          <table:table-cell table:style-name="Tableau1.A2" office:value-type="string">
            <text:p text:style-name="P29">CS <text:span text:style-name="T11">tes, tis</text:span></text:p>
            <text:p text:style-name="P29"><text:span text:style-name="T35">CR </text:span><text:span text:style-name="T11">ton</text:span><text:span text:style-name="T35">, </text:span><text:span text:style-name="T11">tun, ten</text:span></text:p>
          </table:table-cell>
          <table:table-cell table:style-name="Tableau1.A2" office:value-type="string">
            <text:p text:style-name="P50">ti</text:p>
            <text:p text:style-name="P50">tes</text:p>
          </table:table-cell>
          <table:table-cell table:style-name="Tableau1.A2" office:value-type="string">
            <text:p text:style-name="P29"><text:span text:style-name="T11">ta</text:span>, <text:span text:style-name="T11">te</text:span></text:p>
          </table:table-cell>
          <table:table-cell table:style-name="Tableau1.A2" office:value-type="string">
            <text:p text:style-name="P50">tes</text:p>
          </table:table-cell>
          <table:table-cell table:style-name="Tableau1.F2" office:value-type="string">
            <text:p text:style-name="P60">ton4</text:p>
          </table:table-cell>
        </table:table-row>
        <table:table-row>
          <table:table-cell table:style-name="Tableau1.A2" office:value-type="string">
            <text:p text:style-name="P65">3<text:span text:style-name="T9">e</text:span> pers.</text:p>
          </table:table-cell>
          <table:table-cell table:style-name="Tableau1.A2" office:value-type="string">
            <text:p text:style-name="P29">CS <text:span text:style-name="T11">ses</text:span></text:p>
            <text:p text:style-name="P29"><text:span text:style-name="T35">CR </text:span><text:span text:style-name="T11">son</text:span><text:span text:style-name="T35">, </text:span><text:span text:style-name="T11">sun</text:span><text:span text:style-name="T35">, </text:span><text:span text:style-name="T11">sen</text:span></text:p>
          </table:table-cell>
          <table:table-cell table:style-name="Tableau1.A2" office:value-type="string">
            <text:p text:style-name="P50">si</text:p>
            <text:p text:style-name="P50">ses</text:p>
          </table:table-cell>
          <table:table-cell table:style-name="Tableau1.A2" office:value-type="string">
            <text:p text:style-name="P50">sa<text:span text:style-name="T35">, </text:span>se</text:p>
          </table:table-cell>
          <table:table-cell table:style-name="Tableau1.A2" office:value-type="string">
            <text:p text:style-name="P50">ses</text:p>
          </table:table-cell>
          <table:table-cell table:style-name="Tableau1.F2" office:value-type="string">
            <text:p text:style-name="P46"><text:span text:style-name="T70">son4</text:span> </text:p>
            <text:p text:style-name="P51">(en réalité, pas une vraie entrée, mais un renvoi à suen<text:span text:style-name="T81">…</text:span>)</text:p>
          </table:table-cell>
        </table:table-row>
      </table:table>
      <text:p text:style-name="P91"/>
      <text:p text:style-name="P91"/>
      <text:p text:style-name="P94">Adjectif possessif fort, <text:span text:style-name="T84">possesseur uniqu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68"/>
          </table:table-cell>
          <table:table-cell table:style-name="Tableau2.A1" table:number-columns-spanned="2" office:value-type="string">
            <text:p text:style-name="P18">Masc.</text:p>
          </table:table-cell>
          <table:covered-table-cell/>
          <table:table-cell table:style-name="Tableau2.A1" table:number-columns-spanned="2" office:value-type="string">
            <text:p text:style-name="P18">Fém.</text:p>
          </table:table-cell>
          <table:covered-table-cell/>
          <table:table-cell table:style-name="Tableau2.F1" office:value-type="string">
            <text:p text:style-name="P18">Lemme <text:span text:style-name="T83">TL</text:span></text:p>
          </table:table-cell>
        </table:table-row>
        <table:table-row>
          <table:table-cell table:style-name="Tableau2.A2" office:value-type="string">
            <text:p text:style-name="P20"/>
          </table:table-cell>
          <table:table-cell table:style-name="Tableau2.A2" office:value-type="string">
            <text:p text:style-name="P42">Sg.</text:p>
          </table:table-cell>
          <table:table-cell table:style-name="Tableau2.A2" office:value-type="string">
            <text:p text:style-name="P25">Pl.</text:p>
          </table:table-cell>
          <table:table-cell table:style-name="Tableau2.A2" office:value-type="string">
            <text:p text:style-name="P31">Sg.</text:p>
          </table:table-cell>
          <table:table-cell table:style-name="Tableau2.A2" office:value-type="string">
            <text:p text:style-name="P31">Pl.</text:p>
          </table:table-cell>
          <table:table-cell table:style-name="Tableau2.F2" office:value-type="string">
            <text:p text:style-name="P35"/>
          </table:table-cell>
        </table:table-row>
        <table:table-row>
          <table:table-cell table:style-name="Tableau2.A2" office:value-type="string">
            <text:p text:style-name="P20">1<text:span text:style-name="T9">re</text:span> pers.</text:p>
          </table:table-cell>
          <table:table-cell table:style-name="Tableau2.A2" office:value-type="string">
            <text:p text:style-name="P27">CS <text:span text:style-name="T11">m</text:span><text:span text:style-name="T12">i</text:span><text:span text:style-name="T11">e</text:span><text:span text:style-name="T12">n</text:span><text:span text:style-name="T11">s</text:span><text:span text:style-name="T35">, </text:span><text:span text:style-name="T11">m</text:span><text:span text:style-name="T12">en</text:span><text:span text:style-name="T11">s </text:span><text:span text:style-name="T35">(AN)</text:span></text:p>
            <text:p text:style-name="P44">CR <text:span text:style-name="T11">m</text:span><text:span text:style-name="T12">ien</text:span><text:span text:style-name="T11">, </text:span><text:span text:style-name="T12">men</text:span> (AN<text:span text:style-name="T82">)</text:span></text:p>
          </table:table-cell>
          <table:table-cell table:style-name="Tableau2.A2" office:value-type="string">
            <text:p text:style-name="P52">mien, men</text:p>
            <text:p text:style-name="P52">miens, mens</text:p>
          </table:table-cell>
          <table:table-cell table:style-name="Tableau2.A2" office:value-type="string">
            <text:p text:style-name="P36"><text:span text:style-name="T11">meie</text:span><text:span text:style-name="T35">, </text:span><text:span text:style-name="T11">moie</text:span><text:span text:style-name="T35"> ; <text:s/></text:span><text:span text:style-name="T11">mieue</text:span><text:span text:style-name="T35">, </text:span><text:span text:style-name="T11">miue</text:span><text:span text:style-name="T35"> (pic)</text:span></text:p>
          </table:table-cell>
          <table:table-cell table:style-name="Tableau2.A2" office:value-type="string">
            <text:p text:style-name="P52">meie, …</text:p>
          </table:table-cell>
          <table:table-cell table:style-name="Tableau2.F2" office:value-type="string">
            <text:p text:style-name="P61">mien</text:p>
          </table:table-cell>
        </table:table-row>
        <table:table-row>
          <table:table-cell table:style-name="Tableau2.A2" office:value-type="string">
            <text:p text:style-name="P66">2<text:span text:style-name="T9">e</text:span> pers.</text:p>
          </table:table-cell>
          <table:table-cell table:style-name="Tableau2.A2" office:value-type="string">
            <text:p text:style-name="P33">CS <text:span text:style-name="T12">tuens</text:span><text:span text:style-name="T36">, </text:span><text:span text:style-name="T12">tuns </text:span><text:span text:style-name="T36">(AN)</text:span><text:span text:style-name="T12">, toens</text:span><text:span text:style-name="T36"> (O)</text:span></text:p>
            <text:p text:style-name="P33"><text:span text:style-name="T35">CR </text:span><text:span text:style-name="T12">tuen</text:span></text:p>
          </table:table-cell>
          <table:table-cell table:style-name="Tableau2.A2" office:value-type="string">
            <text:p text:style-name="P52">tuen, …</text:p>
            <text:p text:style-name="P52">tuens,…</text:p>
          </table:table-cell>
          <table:table-cell table:style-name="Tableau2.A2" office:value-type="string">
            <text:p text:style-name="P36"><text:span text:style-name="T11">toe, toue, teue, tue </text:span><text:span text:style-name="T35">(AN)</text:span><text:span text:style-name="T11">, …</text:span></text:p>
          </table:table-cell>
          <table:table-cell table:style-name="Tableau2.A2" office:value-type="string">
            <text:p text:style-name="P52">toes,…</text:p>
          </table:table-cell>
          <table:table-cell table:style-name="Tableau2.F2" office:value-type="string">
            <text:p text:style-name="P58">tuen</text:p>
            <text:p text:style-name="P64">(renv. à ton4…)</text:p>
          </table:table-cell>
        </table:table-row>
        <table:table-row>
          <table:table-cell table:style-name="Tableau2.A2" office:value-type="string">
            <text:p text:style-name="P66">3<text:span text:style-name="T9">e</text:span> pers.</text:p>
          </table:table-cell>
          <table:table-cell table:style-name="Tableau2.A2" office:value-type="string">
            <text:p text:style-name="P33">CS <text:span text:style-name="T12">suens, suns, soens</text:span></text:p>
            <text:p text:style-name="P33"><text:span text:style-name="T35">CR </text:span><text:span text:style-name="T12">suen, sun, soen</text:span></text:p>
          </table:table-cell>
          <table:table-cell table:style-name="Tableau2.A2" office:value-type="string">
            <text:p text:style-name="P52">suen, …</text:p>
            <text:p text:style-name="P52">suens,…</text:p>
          </table:table-cell>
          <table:table-cell table:style-name="Tableau2.A2" office:value-type="string">
            <text:p text:style-name="P52">soe, soue, seue,…</text:p>
          </table:table-cell>
          <table:table-cell table:style-name="Tableau2.A2" office:value-type="string">
            <text:p text:style-name="P52">soes,…</text:p>
          </table:table-cell>
          <table:table-cell table:style-name="Tableau2.F2" office:value-type="string">
            <text:p text:style-name="P48">suen</text:p>
          </table:table-cell>
        </table:table-row>
      </table:table>
      <text:p text:style-name="P9"/>
      <text:p text:style-name="P92"/>
      <text:p text:style-name="P93">Possesseurs multiples</text:p>
      <text:p text:style-name="P131">Cert<text:span text:style-name="T85">ains grammairiens distinguent, et d'autres non, deux paradigmes séparés pour « article » et adjectif possessif. Les formes sont en tous cas assez largement communes… et TL ne fait pas de distinction de lemmes.</text:span></text:p>
      <text:p text:style-name="P132">NB : il sera intéressant de voir, une fois l'étiquetage fini, si certains de nos manuscrits distinguent des formes selon les emplois.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69"/>
          </table:table-cell>
          <table:table-cell table:style-name="Tableau3.A1" table:number-columns-spanned="2" office:value-type="string">
            <text:p text:style-name="P19">Masc.</text:p>
          </table:table-cell>
          <table:covered-table-cell/>
          <table:table-cell table:style-name="Tableau3.A1" table:number-columns-spanned="2" office:value-type="string">
            <text:p text:style-name="P19">Fém.</text:p>
          </table:table-cell>
          <table:covered-table-cell/>
          <table:table-cell table:style-name="Tableau3.F1" office:value-type="string">
            <text:p text:style-name="P19">Lemme <text:span text:style-name="T83">TL</text:span></text:p>
          </table:table-cell>
        </table:table-row>
        <table:table-row>
          <table:table-cell table:style-name="Tableau3.A2" office:value-type="string">
            <text:p text:style-name="P21"/>
          </table:table-cell>
          <table:table-cell table:style-name="Tableau3.A2" office:value-type="string">
            <text:p text:style-name="P43">Sg.</text:p>
          </table:table-cell>
          <table:table-cell table:style-name="Tableau3.A2" office:value-type="string">
            <text:p text:style-name="P26">Pl.</text:p>
          </table:table-cell>
          <table:table-cell table:style-name="Tableau3.A2" office:value-type="string">
            <text:p text:style-name="P32">Sg.</text:p>
          </table:table-cell>
          <table:table-cell table:style-name="Tableau3.A2" office:value-type="string">
            <text:p text:style-name="P32">Pl.</text:p>
          </table:table-cell>
          <table:table-cell table:style-name="Tableau3.F2" office:value-type="string">
            <text:p text:style-name="P37"/>
          </table:table-cell>
        </table:table-row>
        <table:table-row>
          <table:table-cell table:style-name="Tableau3.A2" office:value-type="string">
            <text:p text:style-name="P21">1<text:span text:style-name="T9">re</text:span> pers.</text:p>
          </table:table-cell>
          <table:table-cell table:style-name="Tableau3.A2" office:value-type="string">
            <text:p text:style-name="P28">CS <text:span text:style-name="T13">nostre(s)</text:span><text:span text:style-name="T37">, </text:span><text:span text:style-name="T13">nos</text:span><text:span text:style-name="T37"> (pic.)</text:span></text:p>
            <text:p text:style-name="P45">CR <text:span text:style-name="T13">nostre, no</text:span><text:span text:style-name="T86"> (pic.)</text:span></text:p>
          </table:table-cell>
          <table:table-cell table:style-name="Tableau3.A2" office:value-type="string">
            <text:p text:style-name="P53">nostre, no<text:span text:style-name="T35"> (pic.)</text:span></text:p>
            <text:p text:style-name="P53">noz, nos<text:span text:style-name="T35"> (dt pic.)</text:span><text:span text:style-name="T10">1</text:span></text:p>
          </table:table-cell>
          <table:table-cell table:style-name="Tableau3.A2" office:value-type="string">
            <text:p text:style-name="P38"><text:span text:style-name="T11">nostre ;</text:span><text:span text:style-name="T35"> </text:span><text:span text:style-name="T11">no, noe</text:span><text:span text:style-name="T35"> (pic.)</text:span></text:p>
          </table:table-cell>
          <table:table-cell table:style-name="Tableau3.A2" office:value-type="string">
            <text:p text:style-name="P56">noz, nos ; nos, noes <text:span text:style-name="T35">(pic.)</text:span><text:span text:style-name="T10">1</text:span></text:p>
          </table:table-cell>
          <table:table-cell table:style-name="Tableau3.F2" office:value-type="string">
            <text:p text:style-name="P62">nostre</text:p>
          </table:table-cell>
        </table:table-row>
        <table:table-row>
          <table:table-cell table:style-name="Tableau3.A2" office:value-type="string">
            <text:p text:style-name="P67">2<text:span text:style-name="T9">e</text:span> pers.</text:p>
          </table:table-cell>
          <table:table-cell table:style-name="Tableau3.A2" office:value-type="string">
            <text:p text:style-name="P34">CS<text:span text:style-name="T36"> </text:span><text:span text:style-name="T14">vostre</text:span><text:span text:style-name="T38">(</text:span><text:span text:style-name="T14">s</text:span><text:span text:style-name="T38">), </text:span><text:span text:style-name="T14">vos</text:span><text:span text:style-name="T38"> (pic.)</text:span></text:p>
            <text:p text:style-name="P47"><text:span text:style-name="T82">C</text:span>R <text:span text:style-name="T14">vostre</text:span><text:span text:style-name="T87">, </text:span><text:span text:style-name="T14">vo</text:span><text:span text:style-name="T87"> (pic.)</text:span></text:p>
          </table:table-cell>
          <table:table-cell table:style-name="Tableau3.A2" office:value-type="string">
            <text:p text:style-name="P47"><text:span text:style-name="T14">vostre</text:span><text:span text:style-name="T87">, </text:span><text:span text:style-name="T14">vo</text:span><text:span text:style-name="T87"> (pic.)</text:span></text:p>
            <text:p text:style-name="P54"><text:span text:style-name="T88">v</text:span>oz, <text:span text:style-name="T88">v</text:span>os<text:span text:style-name="T35"> (dt pic.)</text:span><text:span text:style-name="T10">1</text:span></text:p>
          </table:table-cell>
          <table:table-cell table:style-name="Tableau3.A2" office:value-type="string">
            <text:p text:style-name="P39"><text:span text:style-name="T11">vostre </text:span><text:span text:style-name="T35">; </text:span><text:span text:style-name="T11">vo, voe</text:span><text:span text:style-name="T35"> (pic.)</text:span></text:p>
          </table:table-cell>
          <table:table-cell table:style-name="Tableau3.A2" office:value-type="string">
            <text:p text:style-name="P57">voz<text:span text:style-name="T35">, </text:span>vos <text:span text:style-name="T35">; vos, voes (pic.)</text:span><text:span text:style-name="T10">1</text:span></text:p>
          </table:table-cell>
          <table:table-cell table:style-name="Tableau3.F2" office:value-type="string">
            <text:p text:style-name="P63">vostre</text:p>
          </table:table-cell>
        </table:table-row>
        <table:table-row>
          <table:table-cell table:style-name="Tableau3.A2" office:value-type="string">
            <text:p text:style-name="P67">3<text:span text:style-name="T9">e</text:span> pers.</text:p>
          </table:table-cell>
          <table:table-cell table:style-name="Tableau3.A2" table:number-columns-spanned="4" office:value-type="string">
            <text:p text:style-name="P55">lor, lour, leur, lur<text:span text:style-name="T35"> (AN)</text:span></text:p>
          </table:table-cell>
          <table:covered-table-cell/>
          <table:covered-table-cell/>
          <table:covered-table-cell/>
          <table:table-cell table:style-name="Tableau3.F2" office:value-type="string">
            <text:p text:style-name="P49">lor2</text:p>
            <text:p text:style-name="P59">ne pas confondre avec lor &gt;&gt; il, pron. pers.</text:p>
          </table:table-cell>
        </table:table-row>
      </table:table>
      <text:p text:style-name="P10"><text:soft-page-break/></text:p>
      <text:p text:style-name="P12">1 : G. Hasenohr distingue des formes <text:span text:style-name="T11">nostres</text:span>, <text:span text:style-name="T11">vostres</text:span> caractéristiques du <text:span text:style-name="T89">masc.</text:span> CR pl.<text:span text:style-name="T89"> et fém. pl.</text:span> de l'adj. poss.</text:p>
      <text:p text:style-name="P11"/>
      <text:p text:style-name="P11">N.B. : il existe un neutre de l'adj. poss., équivalent au CR masculin <text:span text:style-name="T89">(ex. </text:span><text:span text:style-name="T15">Tout ert vostre aprés sa fin)</text:span></text:p>
      <text:p text:style-name="P13"/>
      <text:p text:style-name="P171">Morphologie verbale</text:p>
      <text:p text:style-name="P169">Participes présents</text:p>
      <text:p text:style-name="Text_20_body">D<text:span text:style-name="T159">istinction entre formes nominales (adjectif verbal, …) et verbales (gérondif) du participe présent.</text:span></text:p>
      <text:p text:style-name="P157">Pour distinguer le gérondif, qui est généralement invariable, des autres emplois de la forme en -ant, on étiquette les gérondifs en morpho-syntaxe <text:span text:style-name="T11">xxx</text:span><text:span text:style-name="T35"> .</text:span></text:p>
      <text:p text:style-name="P137"/>
      <text:p text:style-name="Heading_20_3">Lemmes absents de TL et ajoutés</text:p>
      <text:p text:style-name="Text_20_body"><text:span text:style-name="T70">acesmeement </text:span><text:span text:style-name="T91">lemme du DMF, car pas d'entrée dans TL, mais </text:span><text:span text:style-name="T93">cité dans acesmer</text:span></text:p>
      <text:p text:style-name="P98">aigrement<text:span text:style-name="T91"> </text:span></text:p>
      <text:p text:style-name="P152"><text:span text:style-name="T70">adureement</text:span>, lemme de Godefroy (absent de TL)</text:p>
      <text:p text:style-name="P99">aigrement</text:p>
      <text:p text:style-name="P116"><text:span text:style-name="T156">al</text:span><text:span text:style-name="T157">ex</text:span><text:span text:style-name="T156">andrin</text:span><text:span text:style-name="T91">, adj. [relatif à Alexandrie] </text:span><text:span text:style-name="T100">(absent du TL, </text:span><text:span text:style-name="T103">lemme GD, DMF ; </text:span><text:span text:style-name="T104">&lt;AND alisandrin&gt;</text:span><text:span text:style-name="T100">)</text:span></text:p>
      <text:p text:style-name="P99"><text:span text:style-name="T155">almaafle</text:span><text:span text:style-name="T99">, terme propre à Otinel (lemme provisoire)</text:span></text:p>
      <text:p text:style-name="P118"><text:span text:style-name="T160">angoissosement</text:span><text:span text:style-name="T99">, </text:span><text:span text:style-name="T91">(entrée angoissos TL)</text:span></text:p>
      <text:p text:style-name="P112"><text:span text:style-name="T155">arestison</text:span><text:span text:style-name="T99">, </text:span><text:span text:style-name="T91">lemme absent de TL, lemme Godefroy utilisé (&lt;DMF ARRESTOISON&gt;, &lt;G arestison&gt;, &lt;AND aretison&gt;)</text:span></text:p>
      <text:p text:style-name="P129">aromancier<text:span text:style-name="T91">, création de lemme d’après TL, </text:span><text:span text:style-name="T26">romancier</text:span><text:span text:style-name="T49">, cf. Godefroy &lt;G </text:span><text:span text:style-name="T58">a</text:span><text:span text:style-name="T49">romancer&gt;. </text:span><text:span text:style-name="T59">Attestation (hapax!) dans Aspremont P4, comme ver. ppe. au sens d</text:span><text:span text:style-name="T33">’avoir acquis des compétences linguistiques, avoir appris une langue</text:span><text:span text:style-name="T59">.</text:span></text:p>
      <text:p text:style-name="P125"><text:span text:style-name="T162">atant</text:span><text:span text:style-name="T91">, adv, (à </text:span><text:span text:style-name="T26">tant</text:span><text:span text:style-name="T49"> dans TL)</text:span></text:p>
      <text:p text:style-name="P110"><text:span text:style-name="T154">atroper</text:span><text:span text:style-name="T91"> lemme absent de TL, lemme Godefroy/DMF utilisé</text:span></text:p>
      <text:p text:style-name="P156"><text:span text:style-name="T70">autrement</text:span><text:span text:style-name="T91">, adv. (à </text:span><text:span text:style-name="T26">autre</text:span><text:span text:style-name="T49"> dans TL)</text:span></text:p>
      <text:p text:style-name="P164"><text:span text:style-name="T78">autrier</text:span><text:span text:style-name="T91">, adv. </text:span><text:span text:style-name="T102">substantivé</text:span><text:span text:style-name="T91"> (à </text:span><text:span text:style-name="T26">ier</text:span><text:span text:style-name="T49"> dans TL)</text:span></text:p>
      <text:p text:style-name="P153"><text:span text:style-name="T70">belement</text:span><text:span text:style-name="T91">, (à </text:span><text:span text:style-name="T26">bel1</text:span><text:span text:style-name="T49"> dans TL)</text:span></text:p>
      <text:p text:style-name="P148"><text:span text:style-name="T70">c</text:span><text:span text:style-name="T72">an</text:span><text:span text:style-name="T70">t</text:span><text:span text:style-name="T72">que</text:span><text:span text:style-name="T93"> </text:span><text:span text:style-name="T91">(</text:span><text:span text:style-name="T93">PROrel</text:span><text:span text:style-name="T91">), </text:span><text:span text:style-name="T95">sous entrée de cant2 dans TL</text:span></text:p>
      <text:p text:style-name="P163"><text:span text:style-name="T72">c</text:span><text:span text:style-name="T70">eelement</text:span><text:span text:style-name="T91">, </text:span><text:span text:style-name="T96">(à </text:span><text:span text:style-name="T26">céler1</text:span><text:span text:style-name="T91"> dans TL</text:span><text:span text:style-name="T96">)</text:span></text:p>
      <text:p text:style-name="P124">coiement<text:span text:style-name="T91">, adv. (à </text:span><text:span text:style-name="T26">coi1</text:span><text:span text:style-name="T49"> dans TL)</text:span></text:p>
      <text:p text:style-name="P122"><text:soft-page-break/><text:span text:style-name="T150">comunaument</text:span><text:span text:style-name="T95">, </text:span><text:span text:style-name="T96">(à </text:span><text:span text:style-name="T27">comunal</text:span><text:span text:style-name="T95"> dans TL</text:span><text:span text:style-name="T96">)</text:span></text:p>
      <text:p text:style-name="P127"><text:span text:style-name="T161">c</text:span>omunement<text:span text:style-name="T91">, adv (à </text:span><text:span text:style-name="T26">comun</text:span><text:span text:style-name="T49"> dans TL)</text:span></text:p>
      <text:p text:style-name="P128"><text:span text:style-name="T69">cortoisement</text:span><text:span text:style-name="T35">, </text:span><text:span text:style-name="T49">adv. (à </text:span><text:span text:style-name="T26">cortois</text:span><text:span text:style-name="T49"> dans TL)</text:span></text:p>
      <text:p text:style-name="P149"><text:span text:style-name="T72">damnedeu</text:span><text:span text:style-name="T93"> </text:span><text:span text:style-name="T97">(renvoi </text:span><text:span text:style-name="T94">dans </text:span><text:span text:style-name="T97">TL)</text:span></text:p>
      <text:p text:style-name="Text_20_body"><text:span text:style-name="T72">dragoncel</text:span><text:span text:style-name="T93"> </text:span><text:span text:style-name="T91">(renvoi dans TL)</text:span></text:p>
      <text:p text:style-name="P154"><text:span text:style-name="T70">durement</text:span><text:span text:style-name="T91"> </text:span></text:p>
      <text:p text:style-name="P158"><text:span text:style-name="T70">empoignëor</text:span><text:span text:style-name="T91">, entrée dans TL avec renvoi à Godefroy</text:span></text:p>
      <text:p text:style-name="P162"><text:span text:style-name="T70">engrant</text:span><text:span text:style-name="T91">, adj. (à </text:span><text:span text:style-name="T26">grant</text:span><text:span text:style-name="T49"> dans TL)</text:span></text:p>
      <text:p text:style-name="P120"><text:span text:style-name="T35">erranment</text:span><text:span text:style-name="T49">, adv. (à </text:span><text:span text:style-name="T26">errer2</text:span><text:span text:style-name="T49"> dans TL)</text:span></text:p>
      <text:p text:style-name="P160"><text:span text:style-name="T66">esforcieement</text:span><text:span text:style-name="T49">, à esforcier2</text:span></text:p>
      <text:p text:style-name="P159"><text:span text:style-name="T70">faitement</text:span>, lemme absent de TL, présent dans DMF et G</text:p>
      <text:p text:style-name="P104">fierement</text:p>
      <text:p text:style-name="P130"><text:span text:style-name="T72">forment</text:span><text:span text:style-name="T93">, </text:span><text:span text:style-name="T96">(</text:span><text:span text:style-name="T93">à </text:span><text:span text:style-name="T28">fort</text:span><text:span text:style-name="T93"> dans TL</text:span><text:span text:style-name="T96">) ! </text:span><text:span text:style-name="T32">Forment</text:span><text:span text:style-name="T57"> existe déjà dans le TL, comme substantif (=froment). A corriger.</text:span></text:p>
      <text:p text:style-name="Text_20_body"><text:span text:style-name="T72">g</text:span><text:span text:style-name="T70">entement</text:span><text:span text:style-name="T91"> </text:span><text:span text:style-name="T98">(TL gent2)</text:span></text:p>
      <text:p text:style-name="P150"><text:span text:style-name="T70">granment</text:span><text:span text:style-name="T91">, </text:span><text:span text:style-name="T96">(à </text:span><text:span text:style-name="T26">grant</text:span><text:span text:style-name="T91"> dans TL</text:span><text:span text:style-name="T96">)</text:span></text:p>
      <text:p text:style-name="Text_20_body"><text:span text:style-name="T70">hautement</text:span> (sous entrée de haut)</text:p>
      <text:p text:style-name="P126"><text:span text:style-name="T162">huimais</text:span>, <text:span text:style-name="T91">adv. (à </text:span><text:span text:style-name="T26">ui</text:span><text:span text:style-name="T49"> dans TL)</text:span></text:p>
      <text:p text:style-name="P100">isnelement<text:span text:style-name="T91">, </text:span><text:span text:style-name="T96">(à</text:span><text:span text:style-name="T91"> </text:span><text:span text:style-name="T26">isnel</text:span><text:span text:style-name="T91"> dans TL</text:span><text:span text:style-name="T96">)</text:span></text:p>
      <text:p text:style-name="Text_20_body"><text:span text:style-name="T70">ja+mais1</text:span><text:span text:style-name="T91"> lorsque </text:span><text:span text:style-name="T26">jamés</text:span><text:span text:style-name="T91"> graphié en une unité dans le ms. (cf. DMF, AND jamés), sinon, on utilise les deux étiquettes </text:span><text:span text:style-name="T92">séparément.</text:span></text:p>
      <text:p text:style-name="P165"><text:span text:style-name="T80">l</text:span><text:span text:style-name="T79">aidement</text:span><text:span text:style-name="T70">, adv. (</text:span><text:span text:style-name="T91">renvoi à </text:span><text:span text:style-name="T26">lait1</text:span><text:span text:style-name="T49"> dans TL)</text:span></text:p>
      <text:p text:style-name="Text_20_body"><text:span text:style-name="T73">lëaument</text:span><text:span text:style-name="T92"> </text:span></text:p>
      <text:p text:style-name="P160"><text:span text:style-name="T73">lieement</text:span><text:span text:style-name="T92"> </text:span></text:p>
      <text:p text:style-name="P151"><text:span text:style-name="T77">longement</text:span><text:span text:style-name="T93">, </text:span><text:span text:style-name="T96">(à </text:span><text:span text:style-name="T28">lonc</text:span><text:span text:style-name="T93"> dans TL</text:span><text:span text:style-name="T96">)</text:span></text:p>
      <text:p text:style-name="P107">malement<text:span text:style-name="T91">, adv (à </text:span><text:span text:style-name="T26">mal</text:span><text:span text:style-name="T49"> dans TL)</text:span></text:p>
      <text:p text:style-name="Text_20_body"><text:span text:style-name="T70">menüement</text:span><text:span text:style-name="T91"> (entrée à menu dans TL)</text:span></text:p>
      <text:p text:style-name="P161"><text:span text:style-name="T70">mescrëant</text:span><text:span text:style-name="T91"> </text:span></text:p>
      <text:p text:style-name="P139">novelement<text:span text:style-name="T91">, </text:span><text:span text:style-name="T101">TL à </text:span><text:span text:style-name="T31">novel</text:span></text:p>
      <text:p text:style-name="P147"><text:span text:style-name="T70">orgoillosement</text:span><text:span text:style-name="T91"> </text:span></text:p>
      <text:p text:style-name="Text_20_body"><text:span text:style-name="T70">par</text:span><text:span text:style-name="T71">2</text:span><text:span text:style-name="T90"> (cf. Godefroy, DMF, AND par2) : par adverbe d'intensité (moult par …, trop par…, ou seul avec vb. , ex. </text:span><text:span text:style-name="T16">li vostre niés que vus par amez tant</text:span><text:span text:style-name="T39">)</text:span></text:p>
      <text:p text:style-name="P108"><text:soft-page-break/><text:span text:style-name="T39">p</text:span><text:span text:style-name="T35">remierement</text:span><text:span text:style-name="T49">, adv., (à </text:span><text:span text:style-name="T26">premier</text:span><text:span text:style-name="T49"> dans TL)</text:span></text:p>
      <text:p text:style-name="P101"><text:span text:style-name="T39">p</text:span><text:span text:style-name="T35">riveement</text:span><text:span text:style-name="T49">, (à </text:span><text:span text:style-name="T26">privé1</text:span><text:span text:style-name="T49"> dans TL)</text:span></text:p>
      <text:p text:style-name="P102"><text:span text:style-name="T39">p</text:span><text:span text:style-name="T35">rodome</text:span><text:span text:style-name="T49">, (à </text:span><text:span text:style-name="T26">pro</text:span><text:span text:style-name="T49"> dans TL)</text:span></text:p>
      <text:p text:style-name="P117"><text:span text:style-name="T35">renois</text:span><text:span text:style-name="T49">, </text:span><text:span text:style-name="T56">(absent de TL, G, AND) lemme du DMF</text:span></text:p>
      <text:p text:style-name="P123"><text:span text:style-name="T39">rëondement</text:span><text:span text:style-name="T53">, (à </text:span><text:span text:style-name="T29">rëont</text:span><text:span text:style-name="T53"> dans TL)</text:span></text:p>
      <text:p text:style-name="P124"><text:span text:style-name="T39">r</text:span><text:span text:style-name="T35">ichement</text:span><text:span text:style-name="T49">, adv. (à </text:span><text:span text:style-name="T26">riche</text:span><text:span text:style-name="T49"> dans TL)</text:span></text:p>
      <text:p text:style-name="P119"><text:span text:style-name="T39">roidement</text:span><text:span text:style-name="T53">, </text:span><text:span text:style-name="T49">TL à </text:span><text:span text:style-name="T26">roit2</text:span></text:p>
      <text:p text:style-name="P172"><text:span text:style-name="T39">r</text:span><text:span text:style-name="T35">esplendre</text:span><text:span text:style-name="T49">, (renvoi à </text:span><text:span text:style-name="T26">resplendir</text:span><text:span text:style-name="T49"> dans TL)</text:span></text:p>
      <text:p text:style-name="P173"><text:span text:style-name="T35">saint</text:span><text:span text:style-name="T49">, nous retenons ce lemme </text:span><text:span text:style-name="T26">saint</text:span><text:span text:style-name="T49">, et pas </text:span><text:span text:style-name="T26">saint1</text:span><text:span text:style-name="T49"> du TL numérique, car l’entrée supposément </text:span><text:span text:style-name="T26">saint2</text:span><text:span text:style-name="T49"> est en fait un renvoi à </text:span><text:span text:style-name="T26">seing</text:span><text:span text:style-name="T49">.</text:span></text:p>
      <text:p text:style-name="P105"><text:span text:style-name="T39">s</text:span><text:span text:style-name="T35">aintisme</text:span><text:span text:style-name="T49"> (adj.), (à </text:span><text:span text:style-name="T26">saint1</text:span><text:span text:style-name="T49"> dans TL)</text:span></text:p>
      <text:p text:style-name="P103"><text:span text:style-name="T39">sëurement</text:span><text:span text:style-name="T53">, (à </text:span><text:span text:style-name="T29">sëur</text:span><text:span text:style-name="T53"> dant TL)</text:span></text:p>
      <text:p text:style-name="Text_20_body"><text:span text:style-name="T70">sobitement</text:span><text:span text:style-name="T91"> (sous entrée de </text:span><text:span text:style-name="T26">sobit</text:span><text:span text:style-name="T49"> que nous autonomisons)</text:span></text:p>
      <text:p text:style-name="Text_20_body"><text:span text:style-name="T70">suzsele</text:span><text:span text:style-name="T35"> </text:span><text:span text:style-name="T50">lemme emprunté à l'AND, car absent de TL</text:span></text:p>
      <text:p text:style-name="P121"><text:span text:style-name="T68">t</text:span><text:span text:style-name="T67">endrement</text:span><text:span text:style-name="T49">, (à </text:span><text:span text:style-name="T26">tendre</text:span><text:span text:style-name="T49"> dans TL)</text:span></text:p>
      <text:p text:style-name="P106"><text:span text:style-name="T42">t</text:span><text:span text:style-name="T35">ozjors</text:span><text:span text:style-name="T49">, adv (absent du TL)</text:span></text:p>
      <text:p text:style-name="P114"><text:span text:style-name="T42">vaillant</text:span><text:span text:style-name="T50"> (subst.), (à </text:span><text:span text:style-name="T30">valoir</text:span><text:span text:style-name="T50"> dans TL</text:span><text:span text:style-name="T55">)</text:span></text:p>
      <text:p text:style-name="P115"><text:span text:style-name="T43">v</text:span><text:span text:style-name="T35">ilment</text:span><text:span text:style-name="T49">, adv. (à </text:span><text:span text:style-name="T26">vil1</text:span><text:span text:style-name="T49"> dans TL)</text:span></text:p>
      <text:p text:style-name="P113"><text:span text:style-name="T42">v</text:span><text:span text:style-name="T35">istement</text:span></text:p>
      <text:p text:style-name="P113"/>
      <text:p text:style-name="P155"><text:span text:style-name="T35">On peut se demander pourquoi TL proposer un lemme </text:span><text:span text:style-name="T11">sans</text:span><text:span text:style-name="T35"> (&lt;SINE) plutôt que </text:span><text:span text:style-name="T11">sen(s)</text:span><text:span text:style-name="T35">, qui serait plus conforme à l'étymologie et à sa pratique habituelle.</text:span></text:p>
      <text:p text:style-name="P170">Notes sur le jeu Cattex2009-<text:span text:style-name="T164">max</text:span> utilisé</text:p>
      <text:p text:style-name="P15">Comment faire pour les étiquettes doubles (du type PROper.PROper) pour indiquer la flexion ? <text:span text:style-name="T165">Pour l’instant, on a indiqué systématiquement seulement celle du deuxième composant.</text:span></text:p>
      <text:p text:style-name="P137"/>
      <text:p text:style-name="P138">La catégorie CONsub.DETdef n’existe pas, mais serait nécessaire pour des cas comme,</text:p>
      <text:p text:style-name="P138"><text:span text:style-name="T11">e cil tun me put en chapm mater</text:span> (<text:span text:style-name="T11">Asprem_P4</text:span>), qui donne <text:span text:style-name="T11">E sel tuen campion</text:span> dans Ven. V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/>
      <style:text-properties style:font-name="Linux Libertine O" fo:font-family="'Linux Libertine O'" style:font-style-name="Normal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class="text">
      <style:text-properties fo:font-size="18pt" fo:font-weight="600"/>
    </style:style>
    <style:style style:name="Heading_20_3" style:display-name="Heading 3" style:family="paragraph" style:parent-style-name="Heading" style:class="text">
      <style:text-properties fo:font-size="16pt" fo:font-weight="600"/>
    </style:style>
    <style:style style:name="Heading_20_4" style:display-name="Heading 4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3:14:19.324003392</meta:creation-date>
    <dc:date>2017-02-26T15:11:42.992187873</dc:date>
    <meta:editing-duration>P5DT56M51S</meta:editing-duration>
    <meta:editing-cycles>200</meta:editing-cycles>
    <meta:generator>LibreOffice/5.1.4.2$Linux_X86_64 LibreOffice_project/10m0$Build-2</meta:generator>
    <meta:document-statistic meta:table-count="5" meta:image-count="0" meta:object-count="0" meta:page-count="6" meta:paragraph-count="260" meta:word-count="1662" meta:character-count="9058" meta:non-whitespace-character-count="7640"/>
  </office:meta>
</office:document-meta>
</file>